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74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7835in"/>
    </style:style>
    <style:style style:name="co9" style:family="table-column">
      <style:table-column-properties fo:break-before="auto" style:column-width="1.3709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6.595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9043in"/>
    </style:style>
    <style:style style:name="co14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4"/>
        <table:table-column table:style-name="co12" table:default-cell-style-name="ce5"/>
        <table:table-column table:style-name="co12" table:default-cell-style-name="Default"/>
        <table:table-row table:style-name="ro1">
          <table:table-cell table:style-name="ce1" office:value-type="string" calcext:value-type="string">
            <text:p>SCG_DT_CMP</text:p>
          </table:table-cell>
          <table:table-cell/>
          <table:table-cell table:formula="of:=LEN([.C3])" office:value-type="float" office:value="15" calcext:value-type="float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sc_cuenta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debheb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ent costo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2110104020000000001</text:p>
          </table:table-cell>
          <table:table-cell office:value-type="string" calcext:value-type="string">
            <text:p>SCGCMP</text:p>
          </table:table-cell>
          <table:table-cell table:formula="of:=[.C3]" office:value-type="string" office:string-value="SNOINTMEN020001" calcext:value-type="string">
            <text:p>SNOINTMEN0200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0</text:p>
          </table:table-cell>
          <table:table-cell table:formula="of:=SUM([.M4:.M132])" office:value-type="float" office:value="1229018.29972019" calcext:value-type="float">
            <text:p>1229018.30</text:p>
          </table:table-cell>
          <table:table-cell office:value-type="string" calcext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INTMEN020001','2014-02-28','---','-------------------------','2110104020000000001','SCGCMP','SNOINTMEN020001','H','PROVISION DE INTERESES DE PRESTACIONES SOCIALES NOMINA MENSUAL  FEBRERO 2014',1229018.29972019,0);" calcext:value-type="string">
            <text:p>INSERT INTO scg_dt_cmp VALUES('0001','SCGCMP','SNOINTMEN020001','2014-02-28','---','-------------------------','2110104020000000001','SCGCMP','SNOINTMEN020001','H','PROVISION DE INTERESES DE PRESTACIONES SOCIALES NOMINA MENSUAL <text:s/>FEBRERO 2014',1229018.29972019,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 calcext:value-type="string">
            <text:p>6110800002000000001</text:p>
          </table:table-cell>
          <table:table-cell office:value-type="string" calcext:value-type="string">
            <text:p>SCGCMP</text:p>
          </table:table-cell>
          <table:table-cell table:formula="of:=[.C4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000</text:p>
          </table:table-cell>
          <table:table-cell office:value-type="float" office:value="43543.27" calcext:value-type="float">
            <text:p>43543.27</text:p>
          </table:table-cell>
          <table:table-cell office:value-type="float" office:value="1" calcext:value-type="float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INTMEN020001','2014-02-28','---','-------------------------','6110800002000000001','SCGCMP','SNOINTMEN020001','D','PROVISION DE INTERESES DE PRESTACIONES SOCIALES NOMINA MENSUAL  FEBRERO 2014',43543.27,1);" calcext:value-type="string">
            <text:p>INSERT INTO scg_dt_cmp VALUES('0001','SCGCMP','SNOINTMEN020001','2014-02-28','---','-------------------------','6110800002000000001','SCGCMP','SNOINTMEN020001','D','PROVISION DE INTERESES DE PRESTACIONES SOCIALES NOMINA MENSUAL <text:s/>FEBRERO 2014',43543.27,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 calcext:value-type="string">
            <text:p>6110800002903000001</text:p>
          </table:table-cell>
          <table:table-cell office:value-type="string" calcext:value-type="string">
            <text:p>SCGCMP</text:p>
          </table:table-cell>
          <table:table-cell table:formula="of:=[.C5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9377.77" calcext:value-type="float">
            <text:p>9377.77</text:p>
          </table:table-cell>
          <table:table-cell office:value-type="float" office:value="2" calcext:value-type="float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INTMEN020001','2014-02-28','---','-------------------------','6110800002903000001','SCGCMP','SNOINTMEN020001','D','PROVISION DE INTERESES DE PRESTACIONES SOCIALES NOMINA MENSUAL  FEBRERO 2014',9377.77,2);" calcext:value-type="string">
            <text:p>INSERT INTO scg_dt_cmp VALUES('0001','SCGCMP','SNOINTMEN020001','2014-02-28','---','-------------------------','6110800002903000001','SCGCMP','SNOINTMEN020001','D','PROVISION DE INTERESES DE PRESTACIONES SOCIALES NOMINA MENSUAL <text:s/>FEBRERO 2014',9377.77,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 calcext:value-type="string">
            <text:p>6110800002303000001</text:p>
          </table:table-cell>
          <table:table-cell office:value-type="string" calcext:value-type="string">
            <text:p>SCGCMP</text:p>
          </table:table-cell>
          <table:table-cell table:formula="of:=[.C6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303</text:p>
          </table:table-cell>
          <table:table-cell office:value-type="float" office:value="2642.11" calcext:value-type="float">
            <text:p>2642.11</text:p>
          </table:table-cell>
          <table:table-cell office:value-type="float" office:value="3" calcext:value-type="float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INTMEN020001','2014-02-28','---','-------------------------','6110800002303000001','SCGCMP','SNOINTMEN020001','D','PROVISION DE INTERESES DE PRESTACIONES SOCIALES NOMINA MENSUAL  FEBRERO 2014',2642.11,3);" calcext:value-type="string">
            <text:p>INSERT INTO scg_dt_cmp VALUES('0001','SCGCMP','SNOINTMEN020001','2014-02-28','---','-------------------------','6110800002303000001','SCGCMP','SNOINTMEN020001','D','PROVISION DE INTERESES DE PRESTACIONES SOCIALES NOMINA MENSUAL <text:s/>FEBRERO 2014',2642.11,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 calcext:value-type="string">
            <text:p>6110800002003000001</text:p>
          </table:table-cell>
          <table:table-cell office:value-type="string" calcext:value-type="string">
            <text:p>SCGCMP</text:p>
          </table:table-cell>
          <table:table-cell table:formula="of:=[.C7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15655.1" calcext:value-type="float">
            <text:p>15655.10</text:p>
          </table:table-cell>
          <table:table-cell office:value-type="float" office:value="4" calcext:value-type="float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INTMEN020001','2014-02-28','---','-------------------------','6110800002003000001','SCGCMP','SNOINTMEN020001','D','PROVISION DE INTERESES DE PRESTACIONES SOCIALES NOMINA MENSUAL  FEBRERO 2014',15655.1,4);" calcext:value-type="string">
            <text:p>INSERT INTO scg_dt_cmp VALUES('0001','SCGCMP','SNOINTMEN020001','2014-02-28','---','-------------------------','6110800002003000001','SCGCMP','SNOINTMEN020001','D','PROVISION DE INTERESES DE PRESTACIONES SOCIALES NOMINA MENSUAL <text:s/>FEBRERO 2014',15655.1,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 calcext:value-type="string">
            <text:p>6110800003003000001</text:p>
          </table:table-cell>
          <table:table-cell office:value-type="string" calcext:value-type="string">
            <text:p>SCGCMP</text:p>
          </table:table-cell>
          <table:table-cell table:formula="of:=[.C8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003</text:p>
          </table:table-cell>
          <table:table-cell office:value-type="float" office:value="6307.98" calcext:value-type="float">
            <text:p>6307.98</text:p>
          </table:table-cell>
          <table:table-cell office:value-type="float" office:value="5" calcext:value-type="float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INTMEN020001','2014-02-28','---','-------------------------','6110800003003000001','SCGCMP','SNOINTMEN020001','D','PROVISION DE INTERESES DE PRESTACIONES SOCIALES NOMINA MENSUAL  FEBRERO 2014',6307.98,5);" calcext:value-type="string">
            <text:p>INSERT INTO scg_dt_cmp VALUES('0001','SCGCMP','SNOINTMEN020001','2014-02-28','---','-------------------------','6110800003003000001','SCGCMP','SNOINTMEN020001','D','PROVISION DE INTERESES DE PRESTACIONES SOCIALES NOMINA MENSUAL <text:s/>FEBRERO 2014',6307.98,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 calcext:value-type="string">
            <text:p>6110800003500000001</text:p>
          </table:table-cell>
          <table:table-cell office:value-type="string" calcext:value-type="string">
            <text:p>SCGCMP</text:p>
          </table:table-cell>
          <table:table-cell table:formula="of:=[.C9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500</text:p>
          </table:table-cell>
          <table:table-cell office:value-type="float" office:value="13857.8849488949" calcext:value-type="float">
            <text:p>13857.88</text:p>
          </table:table-cell>
          <table:table-cell office:value-type="float" office:value="6" calcext:value-type="float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INTMEN020001','2014-02-28','---','-------------------------','6110800003500000001','SCGCMP','SNOINTMEN020001','D','PROVISION DE INTERESES DE PRESTACIONES SOCIALES NOMINA MENSUAL  FEBRERO 2014',13857.8849488949,6);" calcext:value-type="string">
            <text:p>INSERT INTO scg_dt_cmp VALUES('0001','SCGCMP','SNOINTMEN020001','2014-02-28','---','-------------------------','6110800003500000001','SCGCMP','SNOINTMEN020001','D','PROVISION DE INTERESES DE PRESTACIONES SOCIALES NOMINA MENSUAL <text:s/>FEBRERO 2014',13857.8849488949,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 calcext:value-type="string">
            <text:p>6110800004509000001</text:p>
          </table:table-cell>
          <table:table-cell office:value-type="string" calcext:value-type="string">
            <text:p>SCGCMP</text:p>
          </table:table-cell>
          <table:table-cell table:formula="of:=[.C10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509</text:p>
          </table:table-cell>
          <table:table-cell office:value-type="float" office:value="3697.8" calcext:value-type="float">
            <text:p>3697.80</text:p>
          </table:table-cell>
          <table:table-cell office:value-type="float" office:value="7" calcext:value-type="float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INTMEN020001','2014-02-28','---','-------------------------','6110800004509000001','SCGCMP','SNOINTMEN020001','D','PROVISION DE INTERESES DE PRESTACIONES SOCIALES NOMINA MENSUAL  FEBRERO 2014',3697.8,7);" calcext:value-type="string">
            <text:p>INSERT INTO scg_dt_cmp VALUES('0001','SCGCMP','SNOINTMEN020001','2014-02-28','---','-------------------------','6110800004509000001','SCGCMP','SNOINTMEN020001','D','PROVISION DE INTERESES DE PRESTACIONES SOCIALES NOMINA MENSUAL <text:s/>FEBRERO 2014',3697.8,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 calcext:value-type="string">
            <text:p>6110800003800000001</text:p>
          </table:table-cell>
          <table:table-cell office:value-type="string" calcext:value-type="string">
            <text:p>SCGCMP</text:p>
          </table:table-cell>
          <table:table-cell table:formula="of:=[.C11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800</text:p>
          </table:table-cell>
          <table:table-cell office:value-type="float" office:value="1937.15" calcext:value-type="float">
            <text:p>1937.15</text:p>
          </table:table-cell>
          <table:table-cell office:value-type="float" office:value="8" calcext:value-type="float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INTMEN020001','2014-02-28','---','-------------------------','6110800003800000001','SCGCMP','SNOINTMEN020001','D','PROVISION DE INTERESES DE PRESTACIONES SOCIALES NOMINA MENSUAL  FEBRERO 2014',1937.15,8);" calcext:value-type="string">
            <text:p>INSERT INTO scg_dt_cmp VALUES('0001','SCGCMP','SNOINTMEN020001','2014-02-28','---','-------------------------','6110800003800000001','SCGCMP','SNOINTMEN020001','D','PROVISION DE INTERESES DE PRESTACIONES SOCIALES NOMINA MENSUAL <text:s/>FEBRERO 2014',1937.15,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 calcext:value-type="string">
            <text:p>6110800001100000001</text:p>
          </table:table-cell>
          <table:table-cell office:value-type="string" calcext:value-type="string">
            <text:p>SCGCMP</text:p>
          </table:table-cell>
          <table:table-cell table:formula="of:=[.C12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1100</text:p>
          </table:table-cell>
          <table:table-cell office:value-type="float" office:value="10759.52" calcext:value-type="float">
            <text:p>10759.52</text:p>
          </table:table-cell>
          <table:table-cell office:value-type="float" office:value="9" calcext:value-type="float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INTMEN020001','2014-02-28','---','-------------------------','6110800001100000001','SCGCMP','SNOINTMEN020001','D','PROVISION DE INTERESES DE PRESTACIONES SOCIALES NOMINA MENSUAL  FEBRERO 2014',10759.52,9);" calcext:value-type="string">
            <text:p>INSERT INTO scg_dt_cmp VALUES('0001','SCGCMP','SNOINTMEN020001','2014-02-28','---','-------------------------','6110800001100000001','SCGCMP','SNOINTMEN020001','D','PROVISION DE INTERESES DE PRESTACIONES SOCIALES NOMINA MENSUAL <text:s/>FEBRERO 2014',10759.52,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 calcext:value-type="string">
            <text:p>6110800002802000001</text:p>
          </table:table-cell>
          <table:table-cell office:value-type="string" calcext:value-type="string">
            <text:p>SCGCMP</text:p>
          </table:table-cell>
          <table:table-cell table:formula="of:=[.C13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3335.39" calcext:value-type="float">
            <text:p>3335.39</text:p>
          </table:table-cell>
          <table:table-cell office:value-type="float" office:value="10" calcext:value-type="float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INTMEN020001','2014-02-28','---','-------------------------','6110800002802000001','SCGCMP','SNOINTMEN020001','D','PROVISION DE INTERESES DE PRESTACIONES SOCIALES NOMINA MENSUAL  FEBRERO 2014',3335.39,10);" calcext:value-type="string">
            <text:p>INSERT INTO scg_dt_cmp VALUES('0001','SCGCMP','SNOINTMEN020001','2014-02-28','---','-------------------------','6110800002802000001','SCGCMP','SNOINTMEN020001','D','PROVISION DE INTERESES DE PRESTACIONES SOCIALES NOMINA MENSUAL <text:s/>FEBRERO 2014',3335.39,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 calcext:value-type="string">
            <text:p>6110800002501000001</text:p>
          </table:table-cell>
          <table:table-cell office:value-type="string" calcext:value-type="string">
            <text:p>SCGCMP</text:p>
          </table:table-cell>
          <table:table-cell table:formula="of:=[.C14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501</text:p>
          </table:table-cell>
          <table:table-cell office:value-type="float" office:value="5222.32" calcext:value-type="float">
            <text:p>5222.32</text:p>
          </table:table-cell>
          <table:table-cell office:value-type="float" office:value="11" calcext:value-type="float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INTMEN020001','2014-02-28','---','-------------------------','6110800002501000001','SCGCMP','SNOINTMEN020001','D','PROVISION DE INTERESES DE PRESTACIONES SOCIALES NOMINA MENSUAL  FEBRERO 2014',5222.32,11);" calcext:value-type="string">
            <text:p>INSERT INTO scg_dt_cmp VALUES('0001','SCGCMP','SNOINTMEN020001','2014-02-28','---','-------------------------','6110800002501000001','SCGCMP','SNOINTMEN020001','D','PROVISION DE INTERESES DE PRESTACIONES SOCIALES NOMINA MENSUAL <text:s/>FEBRERO 2014',5222.32,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 calcext:value-type="string">
            <text:p>6110800003203000001</text:p>
          </table:table-cell>
          <table:table-cell office:value-type="string" calcext:value-type="string">
            <text:p>SCGCMP</text:p>
          </table:table-cell>
          <table:table-cell table:formula="of:=[.C15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203</text:p>
          </table:table-cell>
          <table:table-cell office:value-type="float" office:value="16059.62" calcext:value-type="float">
            <text:p>16059.62</text:p>
          </table:table-cell>
          <table:table-cell office:value-type="float" office:value="12" calcext:value-type="float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INTMEN020001','2014-02-28','---','-------------------------','6110800003203000001','SCGCMP','SNOINTMEN020001','D','PROVISION DE INTERESES DE PRESTACIONES SOCIALES NOMINA MENSUAL  FEBRERO 2014',16059.62,12);" calcext:value-type="string">
            <text:p>INSERT INTO scg_dt_cmp VALUES('0001','SCGCMP','SNOINTMEN020001','2014-02-28','---','-------------------------','6110800003203000001','SCGCMP','SNOINTMEN020001','D','PROVISION DE INTERESES DE PRESTACIONES SOCIALES NOMINA MENSUAL <text:s/>FEBRERO 2014',16059.62,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6];&quot;000001&quot;)" office:value-type="string" office:string-value="6110800004501000001" calcext:value-type="string">
            <text:p>6110800004501000001</text:p>
          </table:table-cell>
          <table:table-cell office:value-type="string" calcext:value-type="string">
            <text:p>SCGCMP</text:p>
          </table:table-cell>
          <table:table-cell table:formula="of:=[.C16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501</text:p>
          </table:table-cell>
          <table:table-cell office:value-type="float" office:value="11250.475640956" calcext:value-type="float">
            <text:p>11250.48</text:p>
          </table:table-cell>
          <table:table-cell office:value-type="float" office:value="13" calcext:value-type="float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INTMEN020001','2014-02-28','---','-------------------------','6110800004501000001','SCGCMP','SNOINTMEN020001','D','PROVISION DE INTERESES DE PRESTACIONES SOCIALES NOMINA MENSUAL  FEBRERO 2014',11250.475640956,13);" calcext:value-type="string">
            <text:p>INSERT INTO scg_dt_cmp VALUES('0001','SCGCMP','SNOINTMEN020001','2014-02-28','---','-------------------------','6110800004501000001','SCGCMP','SNOINTMEN020001','D','PROVISION DE INTERESES DE PRESTACIONES SOCIALES NOMINA MENSUAL <text:s/>FEBRERO 2014',11250.475640956,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7];&quot;000001&quot;)" office:value-type="string" office:string-value="6110800002902000001" calcext:value-type="string">
            <text:p>6110800002902000001</text:p>
          </table:table-cell>
          <table:table-cell office:value-type="string" calcext:value-type="string">
            <text:p>SCGCMP</text:p>
          </table:table-cell>
          <table:table-cell table:formula="of:=[.C17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15057.28" calcext:value-type="float">
            <text:p>15057.28</text:p>
          </table:table-cell>
          <table:table-cell office:value-type="float" office:value="14" calcext:value-type="float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INTMEN020001','2014-02-28','---','-------------------------','6110800002902000001','SCGCMP','SNOINTMEN020001','D','PROVISION DE INTERESES DE PRESTACIONES SOCIALES NOMINA MENSUAL  FEBRERO 2014',15057.28,14);" calcext:value-type="string">
            <text:p>INSERT INTO scg_dt_cmp VALUES('0001','SCGCMP','SNOINTMEN020001','2014-02-28','---','-------------------------','6110800002902000001','SCGCMP','SNOINTMEN020001','D','PROVISION DE INTERESES DE PRESTACIONES SOCIALES NOMINA MENSUAL <text:s/>FEBRERO 2014',15057.28,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 calcext:value-type="string">
            <text:p>6110800002701000001</text:p>
          </table:table-cell>
          <table:table-cell office:value-type="string" calcext:value-type="string">
            <text:p>SCGCMP</text:p>
          </table:table-cell>
          <table:table-cell table:formula="of:=[.C18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6179.81" calcext:value-type="float">
            <text:p>6179.81</text:p>
          </table:table-cell>
          <table:table-cell office:value-type="float" office:value="15" calcext:value-type="float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INTMEN020001','2014-02-28','---','-------------------------','6110800002701000001','SCGCMP','SNOINTMEN020001','D','PROVISION DE INTERESES DE PRESTACIONES SOCIALES NOMINA MENSUAL  FEBRERO 2014',6179.81,15);" calcext:value-type="string">
            <text:p>INSERT INTO scg_dt_cmp VALUES('0001','SCGCMP','SNOINTMEN020001','2014-02-28','---','-------------------------','6110800002701000001','SCGCMP','SNOINTMEN020001','D','PROVISION DE INTERESES DE PRESTACIONES SOCIALES NOMINA MENSUAL <text:s/>FEBRERO 2014',6179.81,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 calcext:value-type="string">
            <text:p>6110800002808000001</text:p>
          </table:table-cell>
          <table:table-cell office:value-type="string" calcext:value-type="string">
            <text:p>SCGCMP</text:p>
          </table:table-cell>
          <table:table-cell table:formula="of:=[.C19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808</text:p>
          </table:table-cell>
          <table:table-cell office:value-type="float" office:value="4046.51" calcext:value-type="float">
            <text:p>4046.51</text:p>
          </table:table-cell>
          <table:table-cell office:value-type="float" office:value="16" calcext:value-type="float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INTMEN020001','2014-02-28','---','-------------------------','6110800002808000001','SCGCMP','SNOINTMEN020001','D','PROVISION DE INTERESES DE PRESTACIONES SOCIALES NOMINA MENSUAL  FEBRERO 2014',4046.51,16);" calcext:value-type="string">
            <text:p>INSERT INTO scg_dt_cmp VALUES('0001','SCGCMP','SNOINTMEN020001','2014-02-28','---','-------------------------','6110800002808000001','SCGCMP','SNOINTMEN020001','D','PROVISION DE INTERESES DE PRESTACIONES SOCIALES NOMINA MENSUAL <text:s/>FEBRERO 2014',4046.51,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 calcext:value-type="string">
            <text:p>6110800002102000001</text:p>
          </table:table-cell>
          <table:table-cell office:value-type="string" calcext:value-type="string">
            <text:p>SCGCMP</text:p>
          </table:table-cell>
          <table:table-cell table:formula="of:=[.C20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102</text:p>
          </table:table-cell>
          <table:table-cell office:value-type="float" office:value="5299.52" calcext:value-type="float">
            <text:p>5299.52</text:p>
          </table:table-cell>
          <table:table-cell office:value-type="float" office:value="17" calcext:value-type="float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INTMEN020001','2014-02-28','---','-------------------------','6110800002102000001','SCGCMP','SNOINTMEN020001','D','PROVISION DE INTERESES DE PRESTACIONES SOCIALES NOMINA MENSUAL  FEBRERO 2014',5299.52,17);" calcext:value-type="string">
            <text:p>INSERT INTO scg_dt_cmp VALUES('0001','SCGCMP','SNOINTMEN020001','2014-02-28','---','-------------------------','6110800002102000001','SCGCMP','SNOINTMEN020001','D','PROVISION DE INTERESES DE PRESTACIONES SOCIALES NOMINA MENSUAL <text:s/>FEBRERO 2014',5299.52,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 calcext:value-type="string">
            <text:p>6110800004503000001</text:p>
          </table:table-cell>
          <table:table-cell office:value-type="string" calcext:value-type="string">
            <text:p>SCGCMP</text:p>
          </table:table-cell>
          <table:table-cell table:formula="of:=[.C21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29510.8934508485" calcext:value-type="float">
            <text:p>29510.89</text:p>
          </table:table-cell>
          <table:table-cell office:value-type="float" office:value="18" calcext:value-type="float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INTMEN020001','2014-02-28','---','-------------------------','6110800004503000001','SCGCMP','SNOINTMEN020001','D','PROVISION DE INTERESES DE PRESTACIONES SOCIALES NOMINA MENSUAL  FEBRERO 2014',29510.8934508485,18);" calcext:value-type="string">
            <text:p>INSERT INTO scg_dt_cmp VALUES('0001','SCGCMP','SNOINTMEN020001','2014-02-28','---','-------------------------','6110800004503000001','SCGCMP','SNOINTMEN020001','D','PROVISION DE INTERESES DE PRESTACIONES SOCIALES NOMINA MENSUAL <text:s/>FEBRERO 2014',29510.8934508485,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 calcext:value-type="string">
            <text:p>6110800001200000001</text:p>
          </table:table-cell>
          <table:table-cell office:value-type="string" calcext:value-type="string">
            <text:p>SCGCMP</text:p>
          </table:table-cell>
          <table:table-cell table:formula="of:=[.C22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1200</text:p>
          </table:table-cell>
          <table:table-cell office:value-type="float" office:value="9975.41" calcext:value-type="float">
            <text:p>9975.41</text:p>
          </table:table-cell>
          <table:table-cell office:value-type="float" office:value="19" calcext:value-type="float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INTMEN020001','2014-02-28','---','-------------------------','6110800001200000001','SCGCMP','SNOINTMEN020001','D','PROVISION DE INTERESES DE PRESTACIONES SOCIALES NOMINA MENSUAL  FEBRERO 2014',9975.41,19);" calcext:value-type="string">
            <text:p>INSERT INTO scg_dt_cmp VALUES('0001','SCGCMP','SNOINTMEN020001','2014-02-28','---','-------------------------','6110800001200000001','SCGCMP','SNOINTMEN020001','D','PROVISION DE INTERESES DE PRESTACIONES SOCIALES NOMINA MENSUAL <text:s/>FEBRERO 2014',9975.41,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 calcext:value-type="string">
            <text:p>6110800003304000001</text:p>
          </table:table-cell>
          <table:table-cell office:value-type="string" calcext:value-type="string">
            <text:p>SCGCMP</text:p>
          </table:table-cell>
          <table:table-cell table:formula="of:=[.C23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12242.3091541509" calcext:value-type="float">
            <text:p>12242.31</text:p>
          </table:table-cell>
          <table:table-cell office:value-type="float" office:value="20" calcext:value-type="float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INTMEN020001','2014-02-28','---','-------------------------','6110800003304000001','SCGCMP','SNOINTMEN020001','D','PROVISION DE INTERESES DE PRESTACIONES SOCIALES NOMINA MENSUAL  FEBRERO 2014',12242.3091541509,20);" calcext:value-type="string">
            <text:p>INSERT INTO scg_dt_cmp VALUES('0001','SCGCMP','SNOINTMEN020001','2014-02-28','---','-------------------------','6110800003304000001','SCGCMP','SNOINTMEN020001','D','PROVISION DE INTERESES DE PRESTACIONES SOCIALES NOMINA MENSUAL <text:s/>FEBRERO 2014',12242.3091541509,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 calcext:value-type="string">
            <text:p>6110800002502000001</text:p>
          </table:table-cell>
          <table:table-cell office:value-type="string" calcext:value-type="string">
            <text:p>SCGCMP</text:p>
          </table:table-cell>
          <table:table-cell table:formula="of:=[.C24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502</text:p>
          </table:table-cell>
          <table:table-cell office:value-type="float" office:value="4651.04" calcext:value-type="float">
            <text:p>4651.04</text:p>
          </table:table-cell>
          <table:table-cell office:value-type="float" office:value="21" calcext:value-type="float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INTMEN020001','2014-02-28','---','-------------------------','6110800002502000001','SCGCMP','SNOINTMEN020001','D','PROVISION DE INTERESES DE PRESTACIONES SOCIALES NOMINA MENSUAL  FEBRERO 2014',4651.04,21);" calcext:value-type="string">
            <text:p>INSERT INTO scg_dt_cmp VALUES('0001','SCGCMP','SNOINTMEN020001','2014-02-28','---','-------------------------','6110800002502000001','SCGCMP','SNOINTMEN020001','D','PROVISION DE INTERESES DE PRESTACIONES SOCIALES NOMINA MENSUAL <text:s/>FEBRERO 2014',4651.04,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 calcext:value-type="string">
            <text:p>6110800002600000001</text:p>
          </table:table-cell>
          <table:table-cell office:value-type="string" calcext:value-type="string">
            <text:p>SCGCMP</text:p>
          </table:table-cell>
          <table:table-cell table:formula="of:=[.C25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600</text:p>
          </table:table-cell>
          <table:table-cell office:value-type="float" office:value="3127.33" calcext:value-type="float">
            <text:p>3127.33</text:p>
          </table:table-cell>
          <table:table-cell office:value-type="float" office:value="22" calcext:value-type="float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INTMEN020001','2014-02-28','---','-------------------------','6110800002600000001','SCGCMP','SNOINTMEN020001','D','PROVISION DE INTERESES DE PRESTACIONES SOCIALES NOMINA MENSUAL  FEBRERO 2014',3127.33,22);" calcext:value-type="string">
            <text:p>INSERT INTO scg_dt_cmp VALUES('0001','SCGCMP','SNOINTMEN020001','2014-02-28','---','-------------------------','6110800002600000001','SCGCMP','SNOINTMEN020001','D','PROVISION DE INTERESES DE PRESTACIONES SOCIALES NOMINA MENSUAL <text:s/>FEBRERO 2014',3127.33,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 calcext:value-type="string">
            <text:p>6110800004502000001</text:p>
          </table:table-cell>
          <table:table-cell office:value-type="string" calcext:value-type="string">
            <text:p>SCGCMP</text:p>
          </table:table-cell>
          <table:table-cell table:formula="of:=[.C26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7977.07143392273" calcext:value-type="float">
            <text:p>7977.07</text:p>
          </table:table-cell>
          <table:table-cell office:value-type="float" office:value="23" calcext:value-type="float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INTMEN020001','2014-02-28','---','-------------------------','6110800004502000001','SCGCMP','SNOINTMEN020001','D','PROVISION DE INTERESES DE PRESTACIONES SOCIALES NOMINA MENSUAL  FEBRERO 2014',7977.07143392273,23);" calcext:value-type="string">
            <text:p>INSERT INTO scg_dt_cmp VALUES('0001','SCGCMP','SNOINTMEN020001','2014-02-28','---','-------------------------','6110800004502000001','SCGCMP','SNOINTMEN020001','D','PROVISION DE INTERESES DE PRESTACIONES SOCIALES NOMINA MENSUAL <text:s/>FEBRERO 2014',7977.07143392273,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 calcext:value-type="string">
            <text:p>6110800003400000001</text:p>
          </table:table-cell>
          <table:table-cell office:value-type="string" calcext:value-type="string">
            <text:p>SCGCMP</text:p>
          </table:table-cell>
          <table:table-cell table:formula="of:=[.C27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400</text:p>
          </table:table-cell>
          <table:table-cell office:value-type="float" office:value="14532.42" calcext:value-type="float">
            <text:p>14532.42</text:p>
          </table:table-cell>
          <table:table-cell office:value-type="float" office:value="24" calcext:value-type="float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INTMEN020001','2014-02-28','---','-------------------------','6110800003400000001','SCGCMP','SNOINTMEN020001','D','PROVISION DE INTERESES DE PRESTACIONES SOCIALES NOMINA MENSUAL  FEBRERO 2014',14532.42,24);" calcext:value-type="string">
            <text:p>INSERT INTO scg_dt_cmp VALUES('0001','SCGCMP','SNOINTMEN020001','2014-02-28','---','-------------------------','6110800003400000001','SCGCMP','SNOINTMEN020001','D','PROVISION DE INTERESES DE PRESTACIONES SOCIALES NOMINA MENSUAL <text:s/>FEBRERO 2014',14532.42,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8];&quot;000001&quot;)" office:value-type="string" office:string-value="6110800004200000001" calcext:value-type="string">
            <text:p>6110800004200000001</text:p>
          </table:table-cell>
          <table:table-cell office:value-type="string" calcext:value-type="string">
            <text:p>SCGCMP</text:p>
          </table:table-cell>
          <table:table-cell table:formula="of:=[.C28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200</text:p>
          </table:table-cell>
          <table:table-cell office:value-type="float" office:value="2384.42" calcext:value-type="float">
            <text:p>2384.42</text:p>
          </table:table-cell>
          <table:table-cell office:value-type="float" office:value="25" calcext:value-type="float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INTMEN020001','2014-02-28','---','-------------------------','6110800004200000001','SCGCMP','SNOINTMEN020001','D','PROVISION DE INTERESES DE PRESTACIONES SOCIALES NOMINA MENSUAL  FEBRERO 2014',2384.42,25);" calcext:value-type="string">
            <text:p>INSERT INTO scg_dt_cmp VALUES('0001','SCGCMP','SNOINTMEN020001','2014-02-28','---','-------------------------','6110800004200000001','SCGCMP','SNOINTMEN020001','D','PROVISION DE INTERESES DE PRESTACIONES SOCIALES NOMINA MENSUAL <text:s/>FEBRERO 2014',2384.42,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9];&quot;000001&quot;)" office:value-type="string" office:string-value="6110800002503000001" calcext:value-type="string">
            <text:p>6110800002503000001</text:p>
          </table:table-cell>
          <table:table-cell office:value-type="string" calcext:value-type="string">
            <text:p>SCGCMP</text:p>
          </table:table-cell>
          <table:table-cell table:formula="of:=[.C29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503</text:p>
          </table:table-cell>
          <table:table-cell office:value-type="float" office:value="11628.16" calcext:value-type="float">
            <text:p>11628.16</text:p>
          </table:table-cell>
          <table:table-cell office:value-type="float" office:value="26" calcext:value-type="float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INTMEN020001','2014-02-28','---','-------------------------','6110800002503000001','SCGCMP','SNOINTMEN020001','D','PROVISION DE INTERESES DE PRESTACIONES SOCIALES NOMINA MENSUAL  FEBRERO 2014',11628.16,26);" calcext:value-type="string">
            <text:p>INSERT INTO scg_dt_cmp VALUES('0001','SCGCMP','SNOINTMEN020001','2014-02-28','---','-------------------------','6110800002503000001','SCGCMP','SNOINTMEN020001','D','PROVISION DE INTERESES DE PRESTACIONES SOCIALES NOMINA MENSUAL <text:s/>FEBRERO 2014',11628.16,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0];&quot;000001&quot;)" office:value-type="string" office:string-value="6110800004201000001" calcext:value-type="string">
            <text:p>6110800004201000001</text:p>
          </table:table-cell>
          <table:table-cell office:value-type="string" calcext:value-type="string">
            <text:p>SCGCMP</text:p>
          </table:table-cell>
          <table:table-cell table:formula="of:=[.C30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14039.91" calcext:value-type="float">
            <text:p>14039.91</text:p>
          </table:table-cell>
          <table:table-cell office:value-type="float" office:value="27" calcext:value-type="float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INTMEN020001','2014-02-28','---','-------------------------','6110800004201000001','SCGCMP','SNOINTMEN020001','D','PROVISION DE INTERESES DE PRESTACIONES SOCIALES NOMINA MENSUAL  FEBRERO 2014',14039.91,27);" calcext:value-type="string">
            <text:p>INSERT INTO scg_dt_cmp VALUES('0001','SCGCMP','SNOINTMEN020001','2014-02-28','---','-------------------------','6110800004201000001','SCGCMP','SNOINTMEN020001','D','PROVISION DE INTERESES DE PRESTACIONES SOCIALES NOMINA MENSUAL <text:s/>FEBRERO 2014',14039.91,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1];&quot;000001&quot;)" office:value-type="string" office:string-value="6110800004602000001" calcext:value-type="string">
            <text:p>6110800004602000001</text:p>
          </table:table-cell>
          <table:table-cell office:value-type="string" calcext:value-type="string">
            <text:p>SCGCMP</text:p>
          </table:table-cell>
          <table:table-cell table:formula="of:=[.C31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4428.69" calcext:value-type="float">
            <text:p>4428.69</text:p>
          </table:table-cell>
          <table:table-cell office:value-type="float" office:value="28" calcext:value-type="float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INTMEN020001','2014-02-28','---','-------------------------','6110800004602000001','SCGCMP','SNOINTMEN020001','D','PROVISION DE INTERESES DE PRESTACIONES SOCIALES NOMINA MENSUAL  FEBRERO 2014',4428.69,28);" calcext:value-type="string">
            <text:p>INSERT INTO scg_dt_cmp VALUES('0001','SCGCMP','SNOINTMEN020001','2014-02-28','---','-------------------------','6110800004602000001','SCGCMP','SNOINTMEN020001','D','PROVISION DE INTERESES DE PRESTACIONES SOCIALES NOMINA MENSUAL <text:s/>FEBRERO 2014',4428.69,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2];&quot;000001&quot;)" office:value-type="string" office:string-value="6110800002806000001" calcext:value-type="string">
            <text:p>6110800002806000001</text:p>
          </table:table-cell>
          <table:table-cell office:value-type="string" calcext:value-type="string">
            <text:p>SCGCMP</text:p>
          </table:table-cell>
          <table:table-cell table:formula="of:=[.C32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806</text:p>
          </table:table-cell>
          <table:table-cell office:value-type="float" office:value="4117.87" calcext:value-type="float">
            <text:p>4117.87</text:p>
          </table:table-cell>
          <table:table-cell office:value-type="float" office:value="29" calcext:value-type="float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INTMEN020001','2014-02-28','---','-------------------------','6110800002806000001','SCGCMP','SNOINTMEN020001','D','PROVISION DE INTERESES DE PRESTACIONES SOCIALES NOMINA MENSUAL  FEBRERO 2014',4117.87,29);" calcext:value-type="string">
            <text:p>INSERT INTO scg_dt_cmp VALUES('0001','SCGCMP','SNOINTMEN020001','2014-02-28','---','-------------------------','6110800002806000001','SCGCMP','SNOINTMEN020001','D','PROVISION DE INTERESES DE PRESTACIONES SOCIALES NOMINA MENSUAL <text:s/>FEBRERO 2014',4117.87,2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3];&quot;000001&quot;)" office:value-type="string" office:string-value="6110800003104000001" calcext:value-type="string">
            <text:p>6110800003104000001</text:p>
          </table:table-cell>
          <table:table-cell office:value-type="string" calcext:value-type="string">
            <text:p>SCGCMP</text:p>
          </table:table-cell>
          <table:table-cell table:formula="of:=[.C33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104</text:p>
          </table:table-cell>
          <table:table-cell office:value-type="float" office:value="34194.23" calcext:value-type="float">
            <text:p>34194.23</text:p>
          </table:table-cell>
          <table:table-cell office:value-type="float" office:value="30" calcext:value-type="float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INTMEN020001','2014-02-28','---','-------------------------','6110800003104000001','SCGCMP','SNOINTMEN020001','D','PROVISION DE INTERESES DE PRESTACIONES SOCIALES NOMINA MENSUAL  FEBRERO 2014',34194.23,30);" calcext:value-type="string">
            <text:p>INSERT INTO scg_dt_cmp VALUES('0001','SCGCMP','SNOINTMEN020001','2014-02-28','---','-------------------------','6110800003104000001','SCGCMP','SNOINTMEN020001','D','PROVISION DE INTERESES DE PRESTACIONES SOCIALES NOMINA MENSUAL <text:s/>FEBRERO 2014',34194.23,3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4];&quot;000001&quot;)" office:value-type="string" office:string-value="6110800002005000001" calcext:value-type="string">
            <text:p>6110800002005000001</text:p>
          </table:table-cell>
          <table:table-cell office:value-type="string" calcext:value-type="string">
            <text:p>SCGCMP</text:p>
          </table:table-cell>
          <table:table-cell table:formula="of:=[.C34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005</text:p>
          </table:table-cell>
          <table:table-cell office:value-type="float" office:value="7052.79" calcext:value-type="float">
            <text:p>7052.79</text:p>
          </table:table-cell>
          <table:table-cell office:value-type="float" office:value="31" calcext:value-type="float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INTMEN020001','2014-02-28','---','-------------------------','6110800002005000001','SCGCMP','SNOINTMEN020001','D','PROVISION DE INTERESES DE PRESTACIONES SOCIALES NOMINA MENSUAL  FEBRERO 2014',7052.79,31);" calcext:value-type="string">
            <text:p>INSERT INTO scg_dt_cmp VALUES('0001','SCGCMP','SNOINTMEN020001','2014-02-28','---','-------------------------','6110800002005000001','SCGCMP','SNOINTMEN020001','D','PROVISION DE INTERESES DE PRESTACIONES SOCIALES NOMINA MENSUAL <text:s/>FEBRERO 2014',7052.79,3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5];&quot;000001&quot;)" office:value-type="string" office:string-value="6110800003001000001" calcext:value-type="string">
            <text:p>6110800003001000001</text:p>
          </table:table-cell>
          <table:table-cell office:value-type="string" calcext:value-type="string">
            <text:p>SCGCMP</text:p>
          </table:table-cell>
          <table:table-cell table:formula="of:=[.C35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001</text:p>
          </table:table-cell>
          <table:table-cell office:value-type="float" office:value="9876.45103953762" calcext:value-type="float">
            <text:p>9876.45</text:p>
          </table:table-cell>
          <table:table-cell office:value-type="float" office:value="32" calcext:value-type="float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INTMEN020001','2014-02-28','---','-------------------------','6110800003001000001','SCGCMP','SNOINTMEN020001','D','PROVISION DE INTERESES DE PRESTACIONES SOCIALES NOMINA MENSUAL  FEBRERO 2014',9876.45103953762,32);" calcext:value-type="string">
            <text:p>INSERT INTO scg_dt_cmp VALUES('0001','SCGCMP','SNOINTMEN020001','2014-02-28','---','-------------------------','6110800003001000001','SCGCMP','SNOINTMEN020001','D','PROVISION DE INTERESES DE PRESTACIONES SOCIALES NOMINA MENSUAL <text:s/>FEBRERO 2014',9876.45103953762,3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6];&quot;000001&quot;)" office:value-type="string" office:string-value="6110800003103000001" calcext:value-type="string">
            <text:p>6110800003103000001</text:p>
          </table:table-cell>
          <table:table-cell office:value-type="string" calcext:value-type="string">
            <text:p>SCGCMP</text:p>
          </table:table-cell>
          <table:table-cell table:formula="of:=[.C36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103</text:p>
          </table:table-cell>
          <table:table-cell office:value-type="float" office:value="6191.79" calcext:value-type="float">
            <text:p>6191.79</text:p>
          </table:table-cell>
          <table:table-cell office:value-type="float" office:value="33" calcext:value-type="float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INTMEN020001','2014-02-28','---','-------------------------','6110800003103000001','SCGCMP','SNOINTMEN020001','D','PROVISION DE INTERESES DE PRESTACIONES SOCIALES NOMINA MENSUAL  FEBRERO 2014',6191.79,33);" calcext:value-type="string">
            <text:p>INSERT INTO scg_dt_cmp VALUES('0001','SCGCMP','SNOINTMEN020001','2014-02-28','---','-------------------------','6110800003103000001','SCGCMP','SNOINTMEN020001','D','PROVISION DE INTERESES DE PRESTACIONES SOCIALES NOMINA MENSUAL <text:s/>FEBRERO 2014',6191.79,3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7];&quot;000001&quot;)" office:value-type="string" office:string-value="6110800002104000001" calcext:value-type="string">
            <text:p>6110800002104000001</text:p>
          </table:table-cell>
          <table:table-cell office:value-type="string" calcext:value-type="string">
            <text:p>SCGCMP</text:p>
          </table:table-cell>
          <table:table-cell table:formula="of:=[.C37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104</text:p>
          </table:table-cell>
          <table:table-cell office:value-type="float" office:value="730.3" calcext:value-type="float">
            <text:p>730.30</text:p>
          </table:table-cell>
          <table:table-cell office:value-type="float" office:value="34" calcext:value-type="float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INTMEN020001','2014-02-28','---','-------------------------','6110800002104000001','SCGCMP','SNOINTMEN020001','D','PROVISION DE INTERESES DE PRESTACIONES SOCIALES NOMINA MENSUAL  FEBRERO 2014',730.3,34);" calcext:value-type="string">
            <text:p>INSERT INTO scg_dt_cmp VALUES('0001','SCGCMP','SNOINTMEN020001','2014-02-28','---','-------------------------','6110800002104000001','SCGCMP','SNOINTMEN020001','D','PROVISION DE INTERESES DE PRESTACIONES SOCIALES NOMINA MENSUAL <text:s/>FEBRERO 2014',730.3,3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8];&quot;000001&quot;)" office:value-type="string" office:string-value="6110800004505000001" calcext:value-type="string">
            <text:p>6110800004505000001</text:p>
          </table:table-cell>
          <table:table-cell office:value-type="string" calcext:value-type="string">
            <text:p>SCGCMP</text:p>
          </table:table-cell>
          <table:table-cell table:formula="of:=[.C38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17877.9525942484" calcext:value-type="float">
            <text:p>17877.95</text:p>
          </table:table-cell>
          <table:table-cell office:value-type="float" office:value="35" calcext:value-type="float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INTMEN020001','2014-02-28','---','-------------------------','6110800004505000001','SCGCMP','SNOINTMEN020001','D','PROVISION DE INTERESES DE PRESTACIONES SOCIALES NOMINA MENSUAL  FEBRERO 2014',17877.9525942484,35);" calcext:value-type="string">
            <text:p>INSERT INTO scg_dt_cmp VALUES('0001','SCGCMP','SNOINTMEN020001','2014-02-28','---','-------------------------','6110800004505000001','SCGCMP','SNOINTMEN020001','D','PROVISION DE INTERESES DE PRESTACIONES SOCIALES NOMINA MENSUAL <text:s/>FEBRERO 2014',17877.9525942484,3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9];&quot;000001&quot;)" office:value-type="string" office:string-value="6110800003600000001" calcext:value-type="string">
            <text:p>6110800003600000001</text:p>
          </table:table-cell>
          <table:table-cell office:value-type="string" calcext:value-type="string">
            <text:p>SCGCMP</text:p>
          </table:table-cell>
          <table:table-cell table:formula="of:=[.C39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600</text:p>
          </table:table-cell>
          <table:table-cell office:value-type="float" office:value="2291.96" calcext:value-type="float">
            <text:p>2291.96</text:p>
          </table:table-cell>
          <table:table-cell office:value-type="float" office:value="36" calcext:value-type="float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INTMEN020001','2014-02-28','---','-------------------------','6110800003600000001','SCGCMP','SNOINTMEN020001','D','PROVISION DE INTERESES DE PRESTACIONES SOCIALES NOMINA MENSUAL  FEBRERO 2014',2291.96,36);" calcext:value-type="string">
            <text:p>INSERT INTO scg_dt_cmp VALUES('0001','SCGCMP','SNOINTMEN020001','2014-02-28','---','-------------------------','6110800003600000001','SCGCMP','SNOINTMEN020001','D','PROVISION DE INTERESES DE PRESTACIONES SOCIALES NOMINA MENSUAL <text:s/>FEBRERO 2014',2291.96,3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0];&quot;000001&quot;)" office:value-type="string" office:string-value="6110800003902000001" calcext:value-type="string">
            <text:p>6110800003902000001</text:p>
          </table:table-cell>
          <table:table-cell office:value-type="string" calcext:value-type="string">
            <text:p>SCGCMP</text:p>
          </table:table-cell>
          <table:table-cell table:formula="of:=[.C40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6168.05" calcext:value-type="float">
            <text:p>6168.05</text:p>
          </table:table-cell>
          <table:table-cell office:value-type="float" office:value="37" calcext:value-type="float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INTMEN020001','2014-02-28','---','-------------------------','6110800003902000001','SCGCMP','SNOINTMEN020001','D','PROVISION DE INTERESES DE PRESTACIONES SOCIALES NOMINA MENSUAL  FEBRERO 2014',6168.05,37);" calcext:value-type="string">
            <text:p>INSERT INTO scg_dt_cmp VALUES('0001','SCGCMP','SNOINTMEN020001','2014-02-28','---','-------------------------','6110800003902000001','SCGCMP','SNOINTMEN020001','D','PROVISION DE INTERESES DE PRESTACIONES SOCIALES NOMINA MENSUAL <text:s/>FEBRERO 2014',6168.05,3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1];&quot;000001&quot;)" office:value-type="string" office:string-value="6110800003701000001" calcext:value-type="string">
            <text:p>6110800003701000001</text:p>
          </table:table-cell>
          <table:table-cell office:value-type="string" calcext:value-type="string">
            <text:p>SCGCMP</text:p>
          </table:table-cell>
          <table:table-cell table:formula="of:=[.C41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18975.07" calcext:value-type="float">
            <text:p>18975.07</text:p>
          </table:table-cell>
          <table:table-cell office:value-type="float" office:value="38" calcext:value-type="float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INTMEN020001','2014-02-28','---','-------------------------','6110800003701000001','SCGCMP','SNOINTMEN020001','D','PROVISION DE INTERESES DE PRESTACIONES SOCIALES NOMINA MENSUAL  FEBRERO 2014',18975.07,38);" calcext:value-type="string">
            <text:p>INSERT INTO scg_dt_cmp VALUES('0001','SCGCMP','SNOINTMEN020001','2014-02-28','---','-------------------------','6110800003701000001','SCGCMP','SNOINTMEN020001','D','PROVISION DE INTERESES DE PRESTACIONES SOCIALES NOMINA MENSUAL <text:s/>FEBRERO 2014',18975.07,3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2];&quot;000001&quot;)" office:value-type="string" office:string-value="6110800003200000001" calcext:value-type="string">
            <text:p>6110800003200000001</text:p>
          </table:table-cell>
          <table:table-cell office:value-type="string" calcext:value-type="string">
            <text:p>SCGCMP</text:p>
          </table:table-cell>
          <table:table-cell table:formula="of:=[.C42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200</text:p>
          </table:table-cell>
          <table:table-cell office:value-type="float" office:value="7910.48" calcext:value-type="float">
            <text:p>7910.48</text:p>
          </table:table-cell>
          <table:table-cell office:value-type="float" office:value="39" calcext:value-type="float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INTMEN020001','2014-02-28','---','-------------------------','6110800003200000001','SCGCMP','SNOINTMEN020001','D','PROVISION DE INTERESES DE PRESTACIONES SOCIALES NOMINA MENSUAL  FEBRERO 2014',7910.48,39);" calcext:value-type="string">
            <text:p>INSERT INTO scg_dt_cmp VALUES('0001','SCGCMP','SNOINTMEN020001','2014-02-28','---','-------------------------','6110800003200000001','SCGCMP','SNOINTMEN020001','D','PROVISION DE INTERESES DE PRESTACIONES SOCIALES NOMINA MENSUAL <text:s/>FEBRERO 2014',7910.48,3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3];&quot;000001&quot;)" office:value-type="string" office:string-value="6110800001301000001" calcext:value-type="string">
            <text:p>6110800001301000001</text:p>
          </table:table-cell>
          <table:table-cell office:value-type="string" calcext:value-type="string">
            <text:p>SCGCMP</text:p>
          </table:table-cell>
          <table:table-cell table:formula="of:=[.C43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1301</text:p>
          </table:table-cell>
          <table:table-cell office:value-type="float" office:value="14504.79" calcext:value-type="float">
            <text:p>14504.79</text:p>
          </table:table-cell>
          <table:table-cell office:value-type="float" office:value="40" calcext:value-type="float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INTMEN020001','2014-02-28','---','-------------------------','6110800001301000001','SCGCMP','SNOINTMEN020001','D','PROVISION DE INTERESES DE PRESTACIONES SOCIALES NOMINA MENSUAL  FEBRERO 2014',14504.79,40);" calcext:value-type="string">
            <text:p>INSERT INTO scg_dt_cmp VALUES('0001','SCGCMP','SNOINTMEN020001','2014-02-28','---','-------------------------','6110800001301000001','SCGCMP','SNOINTMEN020001','D','PROVISION DE INTERESES DE PRESTACIONES SOCIALES NOMINA MENSUAL <text:s/>FEBRERO 2014',14504.79,4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4];&quot;000001&quot;)" office:value-type="string" office:string-value="6110800004202000001" calcext:value-type="string">
            <text:p>6110800004202000001</text:p>
          </table:table-cell>
          <table:table-cell office:value-type="string" calcext:value-type="string">
            <text:p>SCGCMP</text:p>
          </table:table-cell>
          <table:table-cell table:formula="of:=[.C44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22917.92" calcext:value-type="float">
            <text:p>22917.92</text:p>
          </table:table-cell>
          <table:table-cell office:value-type="float" office:value="41" calcext:value-type="float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INTMEN020001','2014-02-28','---','-------------------------','6110800004202000001','SCGCMP','SNOINTMEN020001','D','PROVISION DE INTERESES DE PRESTACIONES SOCIALES NOMINA MENSUAL  FEBRERO 2014',22917.92,41);" calcext:value-type="string">
            <text:p>INSERT INTO scg_dt_cmp VALUES('0001','SCGCMP','SNOINTMEN020001','2014-02-28','---','-------------------------','6110800004202000001','SCGCMP','SNOINTMEN020001','D','PROVISION DE INTERESES DE PRESTACIONES SOCIALES NOMINA MENSUAL <text:s/>FEBRERO 2014',22917.92,4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5];&quot;000001&quot;)" office:value-type="string" office:string-value="6110800004506000001" calcext:value-type="string">
            <text:p>6110800004506000001</text:p>
          </table:table-cell>
          <table:table-cell office:value-type="string" calcext:value-type="string">
            <text:p>SCGCMP</text:p>
          </table:table-cell>
          <table:table-cell table:formula="of:=[.C45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6641.86432403582" calcext:value-type="float">
            <text:p>6641.86</text:p>
          </table:table-cell>
          <table:table-cell office:value-type="float" office:value="42" calcext:value-type="float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INTMEN020001','2014-02-28','---','-------------------------','6110800004506000001','SCGCMP','SNOINTMEN020001','D','PROVISION DE INTERESES DE PRESTACIONES SOCIALES NOMINA MENSUAL  FEBRERO 2014',6641.86432403582,42);" calcext:value-type="string">
            <text:p>INSERT INTO scg_dt_cmp VALUES('0001','SCGCMP','SNOINTMEN020001','2014-02-28','---','-------------------------','6110800004506000001','SCGCMP','SNOINTMEN020001','D','PROVISION DE INTERESES DE PRESTACIONES SOCIALES NOMINA MENSUAL <text:s/>FEBRERO 2014',6641.86432403582,4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6];&quot;000001&quot;)" office:value-type="string" office:string-value="6110800002103000001" calcext:value-type="string">
            <text:p>6110800002103000001</text:p>
          </table:table-cell>
          <table:table-cell office:value-type="string" calcext:value-type="string">
            <text:p>SCGCMP</text:p>
          </table:table-cell>
          <table:table-cell table:formula="of:=[.C46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103</text:p>
          </table:table-cell>
          <table:table-cell office:value-type="float" office:value="5825.23" calcext:value-type="float">
            <text:p>5825.23</text:p>
          </table:table-cell>
          <table:table-cell office:value-type="float" office:value="43" calcext:value-type="float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INTMEN020001','2014-02-28','---','-------------------------','6110800002103000001','SCGCMP','SNOINTMEN020001','D','PROVISION DE INTERESES DE PRESTACIONES SOCIALES NOMINA MENSUAL  FEBRERO 2014',5825.23,43);" calcext:value-type="string">
            <text:p>INSERT INTO scg_dt_cmp VALUES('0001','SCGCMP','SNOINTMEN020001','2014-02-28','---','-------------------------','6110800002103000001','SCGCMP','SNOINTMEN020001','D','PROVISION DE INTERESES DE PRESTACIONES SOCIALES NOMINA MENSUAL <text:s/>FEBRERO 2014',5825.23,4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 calcext:value-type="string">
            <text:p>6110800004001000001</text:p>
          </table:table-cell>
          <table:table-cell office:value-type="string" calcext:value-type="string">
            <text:p>SCGCMP</text:p>
          </table:table-cell>
          <table:table-cell table:formula="of:=[.C47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3105.29869823864" calcext:value-type="float">
            <text:p>3105.30</text:p>
          </table:table-cell>
          <table:table-cell office:value-type="float" office:value="44" calcext:value-type="float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INTMEN020001','2014-02-28','---','-------------------------','6110800004001000001','SCGCMP','SNOINTMEN020001','D','PROVISION DE INTERESES DE PRESTACIONES SOCIALES NOMINA MENSUAL  FEBRERO 2014',3105.29869823864,44);" calcext:value-type="string">
            <text:p>INSERT INTO scg_dt_cmp VALUES('0001','SCGCMP','SNOINTMEN020001','2014-02-28','---','-------------------------','6110800004001000001','SCGCMP','SNOINTMEN020001','D','PROVISION DE INTERESES DE PRESTACIONES SOCIALES NOMINA MENSUAL <text:s/>FEBRERO 2014',3105.29869823864,4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8];&quot;000001&quot;)" office:value-type="string" office:string-value="6110800003201000001" calcext:value-type="string">
            <text:p>6110800003201000001</text:p>
          </table:table-cell>
          <table:table-cell office:value-type="string" calcext:value-type="string">
            <text:p>SCGCMP</text:p>
          </table:table-cell>
          <table:table-cell table:formula="of:=[.C48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48448.51" calcext:value-type="float">
            <text:p>48448.51</text:p>
          </table:table-cell>
          <table:table-cell office:value-type="float" office:value="45" calcext:value-type="float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INTMEN020001','2014-02-28','---','-------------------------','6110800003201000001','SCGCMP','SNOINTMEN020001','D','PROVISION DE INTERESES DE PRESTACIONES SOCIALES NOMINA MENSUAL  FEBRERO 2014',48448.51,45);" calcext:value-type="string">
            <text:p>INSERT INTO scg_dt_cmp VALUES('0001','SCGCMP','SNOINTMEN020001','2014-02-28','---','-------------------------','6110800003201000001','SCGCMP','SNOINTMEN020001','D','PROVISION DE INTERESES DE PRESTACIONES SOCIALES NOMINA MENSUAL <text:s/>FEBRERO 2014',48448.51,4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9];&quot;000001&quot;)" office:value-type="string" office:string-value="6110800001300000001" calcext:value-type="string">
            <text:p>6110800001300000001</text:p>
          </table:table-cell>
          <table:table-cell office:value-type="string" calcext:value-type="string">
            <text:p>SCGCMP</text:p>
          </table:table-cell>
          <table:table-cell table:formula="of:=[.C49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1300</text:p>
          </table:table-cell>
          <table:table-cell office:value-type="float" office:value="349.84" calcext:value-type="float">
            <text:p>349.84</text:p>
          </table:table-cell>
          <table:table-cell office:value-type="float" office:value="46" calcext:value-type="float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INTMEN020001','2014-02-28','---','-------------------------','6110800001300000001','SCGCMP','SNOINTMEN020001','D','PROVISION DE INTERESES DE PRESTACIONES SOCIALES NOMINA MENSUAL  FEBRERO 2014',349.84,46);" calcext:value-type="string">
            <text:p>INSERT INTO scg_dt_cmp VALUES('0001','SCGCMP','SNOINTMEN020001','2014-02-28','---','-------------------------','6110800001300000001','SCGCMP','SNOINTMEN020001','D','PROVISION DE INTERESES DE PRESTACIONES SOCIALES NOMINA MENSUAL <text:s/>FEBRERO 2014',349.84,4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0];&quot;000001&quot;)" office:value-type="string" office:string-value="6110800002905000001" calcext:value-type="string">
            <text:p>6110800002905000001</text:p>
          </table:table-cell>
          <table:table-cell office:value-type="string" calcext:value-type="string">
            <text:p>SCGCMP</text:p>
          </table:table-cell>
          <table:table-cell table:formula="of:=[.C50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905</text:p>
          </table:table-cell>
          <table:table-cell office:value-type="float" office:value="3272.51" calcext:value-type="float">
            <text:p>3272.51</text:p>
          </table:table-cell>
          <table:table-cell office:value-type="float" office:value="47" calcext:value-type="float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INTMEN020001','2014-02-28','---','-------------------------','6110800002905000001','SCGCMP','SNOINTMEN020001','D','PROVISION DE INTERESES DE PRESTACIONES SOCIALES NOMINA MENSUAL  FEBRERO 2014',3272.51,47);" calcext:value-type="string">
            <text:p>INSERT INTO scg_dt_cmp VALUES('0001','SCGCMP','SNOINTMEN020001','2014-02-28','---','-------------------------','6110800002905000001','SCGCMP','SNOINTMEN020001','D','PROVISION DE INTERESES DE PRESTACIONES SOCIALES NOMINA MENSUAL <text:s/>FEBRERO 2014',3272.51,4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1];&quot;000001&quot;)" office:value-type="string" office:string-value="6110800002200000001" calcext:value-type="string">
            <text:p>6110800002200000001</text:p>
          </table:table-cell>
          <table:table-cell office:value-type="string" calcext:value-type="string">
            <text:p>SCGCMP</text:p>
          </table:table-cell>
          <table:table-cell table:formula="of:=[.C51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200</text:p>
          </table:table-cell>
          <table:table-cell office:value-type="float" office:value="4725.65" calcext:value-type="float">
            <text:p>4725.65</text:p>
          </table:table-cell>
          <table:table-cell office:value-type="float" office:value="48" calcext:value-type="float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INTMEN020001','2014-02-28','---','-------------------------','6110800002200000001','SCGCMP','SNOINTMEN020001','D','PROVISION DE INTERESES DE PRESTACIONES SOCIALES NOMINA MENSUAL  FEBRERO 2014',4725.65,48);" calcext:value-type="string">
            <text:p>INSERT INTO scg_dt_cmp VALUES('0001','SCGCMP','SNOINTMEN020001','2014-02-28','---','-------------------------','6110800002200000001','SCGCMP','SNOINTMEN020001','D','PROVISION DE INTERESES DE PRESTACIONES SOCIALES NOMINA MENSUAL <text:s/>FEBRERO 2014',4725.65,4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2];&quot;000001&quot;)" office:value-type="string" office:string-value="6110800004500000001" calcext:value-type="string">
            <text:p>6110800004500000001</text:p>
          </table:table-cell>
          <table:table-cell office:value-type="string" calcext:value-type="string">
            <text:p>SCGCMP</text:p>
          </table:table-cell>
          <table:table-cell table:formula="of:=[.C52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500</text:p>
          </table:table-cell>
          <table:table-cell office:value-type="float" office:value="3935.79" calcext:value-type="float">
            <text:p>3935.79</text:p>
          </table:table-cell>
          <table:table-cell office:value-type="float" office:value="49" calcext:value-type="float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INTMEN020001','2014-02-28','---','-------------------------','6110800004500000001','SCGCMP','SNOINTMEN020001','D','PROVISION DE INTERESES DE PRESTACIONES SOCIALES NOMINA MENSUAL  FEBRERO 2014',3935.79,49);" calcext:value-type="string">
            <text:p>INSERT INTO scg_dt_cmp VALUES('0001','SCGCMP','SNOINTMEN020001','2014-02-28','---','-------------------------','6110800004500000001','SCGCMP','SNOINTMEN020001','D','PROVISION DE INTERESES DE PRESTACIONES SOCIALES NOMINA MENSUAL <text:s/>FEBRERO 2014',3935.79,4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3];&quot;000001&quot;)" office:value-type="string" office:string-value="6110800002106000001" calcext:value-type="string">
            <text:p>6110800002106000001</text:p>
          </table:table-cell>
          <table:table-cell office:value-type="string" calcext:value-type="string">
            <text:p>SCGCMP</text:p>
          </table:table-cell>
          <table:table-cell table:formula="of:=[.C53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106</text:p>
          </table:table-cell>
          <table:table-cell office:value-type="float" office:value="1356.25" calcext:value-type="float">
            <text:p>1356.25</text:p>
          </table:table-cell>
          <table:table-cell office:value-type="float" office:value="50" calcext:value-type="float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INTMEN020001','2014-02-28','---','-------------------------','6110800002106000001','SCGCMP','SNOINTMEN020001','D','PROVISION DE INTERESES DE PRESTACIONES SOCIALES NOMINA MENSUAL  FEBRERO 2014',1356.25,50);" calcext:value-type="string">
            <text:p>INSERT INTO scg_dt_cmp VALUES('0001','SCGCMP','SNOINTMEN020001','2014-02-28','---','-------------------------','6110800002106000001','SCGCMP','SNOINTMEN020001','D','PROVISION DE INTERESES DE PRESTACIONES SOCIALES NOMINA MENSUAL <text:s/>FEBRERO 2014',1356.25,5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4];&quot;000001&quot;)" office:value-type="string" office:string-value="6110800004800000001" calcext:value-type="string">
            <text:p>6110800004800000001</text:p>
          </table:table-cell>
          <table:table-cell office:value-type="string" calcext:value-type="string">
            <text:p>SCGCMP</text:p>
          </table:table-cell>
          <table:table-cell table:formula="of:=[.C54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800</text:p>
          </table:table-cell>
          <table:table-cell office:value-type="float" office:value="4817.93" calcext:value-type="float">
            <text:p>4817.93</text:p>
          </table:table-cell>
          <table:table-cell office:value-type="float" office:value="51" calcext:value-type="float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INTMEN020001','2014-02-28','---','-------------------------','6110800004800000001','SCGCMP','SNOINTMEN020001','D','PROVISION DE INTERESES DE PRESTACIONES SOCIALES NOMINA MENSUAL  FEBRERO 2014',4817.93,51);" calcext:value-type="string">
            <text:p>INSERT INTO scg_dt_cmp VALUES('0001','SCGCMP','SNOINTMEN020001','2014-02-28','---','-------------------------','6110800004800000001','SCGCMP','SNOINTMEN020001','D','PROVISION DE INTERESES DE PRESTACIONES SOCIALES NOMINA MENSUAL <text:s/>FEBRERO 2014',4817.93,5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5];&quot;000001&quot;)" office:value-type="string" office:string-value="6110800003601000001" calcext:value-type="string">
            <text:p>6110800003601000001</text:p>
          </table:table-cell>
          <table:table-cell office:value-type="string" calcext:value-type="string">
            <text:p>SCGCMP</text:p>
          </table:table-cell>
          <table:table-cell table:formula="of:=[.C55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8365.66" calcext:value-type="float">
            <text:p>8365.66</text:p>
          </table:table-cell>
          <table:table-cell office:value-type="float" office:value="52" calcext:value-type="float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INTMEN020001','2014-02-28','---','-------------------------','6110800003601000001','SCGCMP','SNOINTMEN020001','D','PROVISION DE INTERESES DE PRESTACIONES SOCIALES NOMINA MENSUAL  FEBRERO 2014',8365.66,52);" calcext:value-type="string">
            <text:p>INSERT INTO scg_dt_cmp VALUES('0001','SCGCMP','SNOINTMEN020001','2014-02-28','---','-------------------------','6110800003601000001','SCGCMP','SNOINTMEN020001','D','PROVISION DE INTERESES DE PRESTACIONES SOCIALES NOMINA MENSUAL <text:s/>FEBRERO 2014',8365.66,5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6];&quot;000001&quot;)" office:value-type="string" office:string-value="6110800003305000001" calcext:value-type="string">
            <text:p>6110800003305000001</text:p>
          </table:table-cell>
          <table:table-cell office:value-type="string" calcext:value-type="string">
            <text:p>SCGCMP</text:p>
          </table:table-cell>
          <table:table-cell table:formula="of:=[.C56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305</text:p>
          </table:table-cell>
          <table:table-cell office:value-type="float" office:value="10617.31" calcext:value-type="float">
            <text:p>10617.31</text:p>
          </table:table-cell>
          <table:table-cell office:value-type="float" office:value="53" calcext:value-type="float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INTMEN020001','2014-02-28','---','-------------------------','6110800003305000001','SCGCMP','SNOINTMEN020001','D','PROVISION DE INTERESES DE PRESTACIONES SOCIALES NOMINA MENSUAL  FEBRERO 2014',10617.31,53);" calcext:value-type="string">
            <text:p>INSERT INTO scg_dt_cmp VALUES('0001','SCGCMP','SNOINTMEN020001','2014-02-28','---','-------------------------','6110800003305000001','SCGCMP','SNOINTMEN020001','D','PROVISION DE INTERESES DE PRESTACIONES SOCIALES NOMINA MENSUAL <text:s/>FEBRERO 2014',10617.31,5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7];&quot;000001&quot;)" office:value-type="string" office:string-value="6110800002304000001" calcext:value-type="string">
            <text:p>6110800002304000001</text:p>
          </table:table-cell>
          <table:table-cell office:value-type="string" calcext:value-type="string">
            <text:p>SCGCMP</text:p>
          </table:table-cell>
          <table:table-cell table:formula="of:=[.C57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304</text:p>
          </table:table-cell>
          <table:table-cell office:value-type="float" office:value="5090.17" calcext:value-type="float">
            <text:p>5090.17</text:p>
          </table:table-cell>
          <table:table-cell office:value-type="float" office:value="54" calcext:value-type="float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INTMEN020001','2014-02-28','---','-------------------------','6110800002304000001','SCGCMP','SNOINTMEN020001','D','PROVISION DE INTERESES DE PRESTACIONES SOCIALES NOMINA MENSUAL  FEBRERO 2014',5090.17,54);" calcext:value-type="string">
            <text:p>INSERT INTO scg_dt_cmp VALUES('0001','SCGCMP','SNOINTMEN020001','2014-02-28','---','-------------------------','6110800002304000001','SCGCMP','SNOINTMEN020001','D','PROVISION DE INTERESES DE PRESTACIONES SOCIALES NOMINA MENSUAL <text:s/>FEBRERO 2014',5090.17,5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8];&quot;000001&quot;)" office:value-type="string" office:string-value="6110800002602000001" calcext:value-type="string">
            <text:p>6110800002602000001</text:p>
          </table:table-cell>
          <table:table-cell office:value-type="string" calcext:value-type="string">
            <text:p>SCGCMP</text:p>
          </table:table-cell>
          <table:table-cell table:formula="of:=[.C58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602</text:p>
          </table:table-cell>
          <table:table-cell office:value-type="float" office:value="5384.67" calcext:value-type="float">
            <text:p>5384.67</text:p>
          </table:table-cell>
          <table:table-cell office:value-type="float" office:value="55" calcext:value-type="float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INTMEN020001','2014-02-28','---','-------------------------','6110800002602000001','SCGCMP','SNOINTMEN020001','D','PROVISION DE INTERESES DE PRESTACIONES SOCIALES NOMINA MENSUAL  FEBRERO 2014',5384.67,55);" calcext:value-type="string">
            <text:p>INSERT INTO scg_dt_cmp VALUES('0001','SCGCMP','SNOINTMEN020001','2014-02-28','---','-------------------------','6110800002602000001','SCGCMP','SNOINTMEN020001','D','PROVISION DE INTERESES DE PRESTACIONES SOCIALES NOMINA MENSUAL <text:s/>FEBRERO 2014',5384.67,5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9];&quot;000001&quot;)" office:value-type="string" office:string-value="6110800002901000001" calcext:value-type="string">
            <text:p>6110800002901000001</text:p>
          </table:table-cell>
          <table:table-cell office:value-type="string" calcext:value-type="string">
            <text:p>SCGCMP</text:p>
          </table:table-cell>
          <table:table-cell table:formula="of:=[.C59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17632.3330060279" calcext:value-type="float">
            <text:p>17632.33</text:p>
          </table:table-cell>
          <table:table-cell office:value-type="float" office:value="56" calcext:value-type="float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INTMEN020001','2014-02-28','---','-------------------------','6110800002901000001','SCGCMP','SNOINTMEN020001','D','PROVISION DE INTERESES DE PRESTACIONES SOCIALES NOMINA MENSUAL  FEBRERO 2014',17632.3330060279,56);" calcext:value-type="string">
            <text:p>INSERT INTO scg_dt_cmp VALUES('0001','SCGCMP','SNOINTMEN020001','2014-02-28','---','-------------------------','6110800002901000001','SCGCMP','SNOINTMEN020001','D','PROVISION DE INTERESES DE PRESTACIONES SOCIALES NOMINA MENSUAL <text:s/>FEBRERO 2014',17632.3330060279,5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0];&quot;000001&quot;)" office:value-type="string" office:string-value="6110800003802000001" calcext:value-type="string">
            <text:p>6110800003802000001</text:p>
          </table:table-cell>
          <table:table-cell office:value-type="string" calcext:value-type="string">
            <text:p>SCGCMP</text:p>
          </table:table-cell>
          <table:table-cell table:formula="of:=[.C60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11511.6" calcext:value-type="float">
            <text:p>11511.60</text:p>
          </table:table-cell>
          <table:table-cell office:value-type="float" office:value="57" calcext:value-type="float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INTMEN020001','2014-02-28','---','-------------------------','6110800003802000001','SCGCMP','SNOINTMEN020001','D','PROVISION DE INTERESES DE PRESTACIONES SOCIALES NOMINA MENSUAL  FEBRERO 2014',11511.6,57);" calcext:value-type="string">
            <text:p>INSERT INTO scg_dt_cmp VALUES('0001','SCGCMP','SNOINTMEN020001','2014-02-28','---','-------------------------','6110800003802000001','SCGCMP','SNOINTMEN020001','D','PROVISION DE INTERESES DE PRESTACIONES SOCIALES NOMINA MENSUAL <text:s/>FEBRERO 2014',11511.6,5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1];&quot;000001&quot;)" office:value-type="string" office:string-value="6110800002300000001" calcext:value-type="string">
            <text:p>6110800002300000001</text:p>
          </table:table-cell>
          <table:table-cell office:value-type="string" calcext:value-type="string">
            <text:p>SCGCMP</text:p>
          </table:table-cell>
          <table:table-cell table:formula="of:=[.C61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300</text:p>
          </table:table-cell>
          <table:table-cell office:value-type="float" office:value="3164.51" calcext:value-type="float">
            <text:p>3164.51</text:p>
          </table:table-cell>
          <table:table-cell office:value-type="float" office:value="58" calcext:value-type="float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INTMEN020001','2014-02-28','---','-------------------------','6110800002300000001','SCGCMP','SNOINTMEN020001','D','PROVISION DE INTERESES DE PRESTACIONES SOCIALES NOMINA MENSUAL  FEBRERO 2014',3164.51,58);" calcext:value-type="string">
            <text:p>INSERT INTO scg_dt_cmp VALUES('0001','SCGCMP','SNOINTMEN020001','2014-02-28','---','-------------------------','6110800002300000001','SCGCMP','SNOINTMEN020001','D','PROVISION DE INTERESES DE PRESTACIONES SOCIALES NOMINA MENSUAL <text:s/>FEBRERO 2014',3164.51,5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2];&quot;000001&quot;)" office:value-type="string" office:string-value="6110800002800000001" calcext:value-type="string">
            <text:p>6110800002800000001</text:p>
          </table:table-cell>
          <table:table-cell office:value-type="string" calcext:value-type="string">
            <text:p>SCGCMP</text:p>
          </table:table-cell>
          <table:table-cell table:formula="of:=[.C62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800</text:p>
          </table:table-cell>
          <table:table-cell office:value-type="float" office:value="3622.43" calcext:value-type="float">
            <text:p>3622.43</text:p>
          </table:table-cell>
          <table:table-cell office:value-type="float" office:value="59" calcext:value-type="float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INTMEN020001','2014-02-28','---','-------------------------','6110800002800000001','SCGCMP','SNOINTMEN020001','D','PROVISION DE INTERESES DE PRESTACIONES SOCIALES NOMINA MENSUAL  FEBRERO 2014',3622.43,59);" calcext:value-type="string">
            <text:p>INSERT INTO scg_dt_cmp VALUES('0001','SCGCMP','SNOINTMEN020001','2014-02-28','---','-------------------------','6110800002800000001','SCGCMP','SNOINTMEN020001','D','PROVISION DE INTERESES DE PRESTACIONES SOCIALES NOMINA MENSUAL <text:s/>FEBRERO 2014',3622.43,5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3];&quot;000001&quot;)" office:value-type="string" office:string-value="6110800003101000001" calcext:value-type="string">
            <text:p>6110800003101000001</text:p>
          </table:table-cell>
          <table:table-cell office:value-type="string" calcext:value-type="string">
            <text:p>SCGCMP</text:p>
          </table:table-cell>
          <table:table-cell table:formula="of:=[.C63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101</text:p>
          </table:table-cell>
          <table:table-cell office:value-type="float" office:value="3466.74" calcext:value-type="float">
            <text:p>3466.74</text:p>
          </table:table-cell>
          <table:table-cell office:value-type="float" office:value="60" calcext:value-type="float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INTMEN020001','2014-02-28','---','-------------------------','6110800003101000001','SCGCMP','SNOINTMEN020001','D','PROVISION DE INTERESES DE PRESTACIONES SOCIALES NOMINA MENSUAL  FEBRERO 2014',3466.74,60);" calcext:value-type="string">
            <text:p>INSERT INTO scg_dt_cmp VALUES('0001','SCGCMP','SNOINTMEN020001','2014-02-28','---','-------------------------','6110800003101000001','SCGCMP','SNOINTMEN020001','D','PROVISION DE INTERESES DE PRESTACIONES SOCIALES NOMINA MENSUAL <text:s/>FEBRERO 2014',3466.74,6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4];&quot;000001&quot;)" office:value-type="string" office:string-value="6110800004203000001" calcext:value-type="string">
            <text:p>6110800004203000001</text:p>
          </table:table-cell>
          <table:table-cell office:value-type="string" calcext:value-type="string">
            <text:p>SCGCMP</text:p>
          </table:table-cell>
          <table:table-cell table:formula="of:=[.C64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33015.64" calcext:value-type="float">
            <text:p>33015.64</text:p>
          </table:table-cell>
          <table:table-cell office:value-type="float" office:value="61" calcext:value-type="float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INTMEN020001','2014-02-28','---','-------------------------','6110800004203000001','SCGCMP','SNOINTMEN020001','D','PROVISION DE INTERESES DE PRESTACIONES SOCIALES NOMINA MENSUAL  FEBRERO 2014',33015.64,61);" calcext:value-type="string">
            <text:p>INSERT INTO scg_dt_cmp VALUES('0001','SCGCMP','SNOINTMEN020001','2014-02-28','---','-------------------------','6110800004203000001','SCGCMP','SNOINTMEN020001','D','PROVISION DE INTERESES DE PRESTACIONES SOCIALES NOMINA MENSUAL <text:s/>FEBRERO 2014',33015.64,6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5];&quot;000001&quot;)" office:value-type="string" office:string-value="6110800003301000001" calcext:value-type="string">
            <text:p>6110800003301000001</text:p>
          </table:table-cell>
          <table:table-cell office:value-type="string" calcext:value-type="string">
            <text:p>SCGCMP</text:p>
          </table:table-cell>
          <table:table-cell table:formula="of:=[.C65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301</text:p>
          </table:table-cell>
          <table:table-cell office:value-type="float" office:value="4730.02006495956" calcext:value-type="float">
            <text:p>4730.02</text:p>
          </table:table-cell>
          <table:table-cell office:value-type="float" office:value="62" calcext:value-type="float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INTMEN020001','2014-02-28','---','-------------------------','6110800003301000001','SCGCMP','SNOINTMEN020001','D','PROVISION DE INTERESES DE PRESTACIONES SOCIALES NOMINA MENSUAL  FEBRERO 2014',4730.02006495956,62);" calcext:value-type="string">
            <text:p>INSERT INTO scg_dt_cmp VALUES('0001','SCGCMP','SNOINTMEN020001','2014-02-28','---','-------------------------','6110800003301000001','SCGCMP','SNOINTMEN020001','D','PROVISION DE INTERESES DE PRESTACIONES SOCIALES NOMINA MENSUAL <text:s/>FEBRERO 2014',4730.02006495956,6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6];&quot;000001&quot;)" office:value-type="string" office:string-value="6110800004102000001" calcext:value-type="string">
            <text:p>6110800004102000001</text:p>
          </table:table-cell>
          <table:table-cell office:value-type="string" calcext:value-type="string">
            <text:p>SCGCMP</text:p>
          </table:table-cell>
          <table:table-cell table:formula="of:=[.C66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5053.72" calcext:value-type="float">
            <text:p>5053.72</text:p>
          </table:table-cell>
          <table:table-cell office:value-type="float" office:value="63" calcext:value-type="float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INTMEN020001','2014-02-28','---','-------------------------','6110800004102000001','SCGCMP','SNOINTMEN020001','D','PROVISION DE INTERESES DE PRESTACIONES SOCIALES NOMINA MENSUAL  FEBRERO 2014',5053.72,63);" calcext:value-type="string">
            <text:p>INSERT INTO scg_dt_cmp VALUES('0001','SCGCMP','SNOINTMEN020001','2014-02-28','---','-------------------------','6110800004102000001','SCGCMP','SNOINTMEN020001','D','PROVISION DE INTERESES DE PRESTACIONES SOCIALES NOMINA MENSUAL <text:s/>FEBRERO 2014',5053.72,6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7];&quot;000001&quot;)" office:value-type="string" office:string-value="6110800003100000001" calcext:value-type="string">
            <text:p>6110800003100000001</text:p>
          </table:table-cell>
          <table:table-cell office:value-type="string" calcext:value-type="string">
            <text:p>SCGCMP</text:p>
          </table:table-cell>
          <table:table-cell table:formula="of:=[.C67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100</text:p>
          </table:table-cell>
          <table:table-cell office:value-type="float" office:value="4140.7" calcext:value-type="float">
            <text:p>4140.70</text:p>
          </table:table-cell>
          <table:table-cell office:value-type="float" office:value="64" calcext:value-type="float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INTMEN020001','2014-02-28','---','-------------------------','6110800003100000001','SCGCMP','SNOINTMEN020001','D','PROVISION DE INTERESES DE PRESTACIONES SOCIALES NOMINA MENSUAL  FEBRERO 2014',4140.7,64);" calcext:value-type="string">
            <text:p>INSERT INTO scg_dt_cmp VALUES('0001','SCGCMP','SNOINTMEN020001','2014-02-28','---','-------------------------','6110800003100000001','SCGCMP','SNOINTMEN020001','D','PROVISION DE INTERESES DE PRESTACIONES SOCIALES NOMINA MENSUAL <text:s/>FEBRERO 2014',4140.7,6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8];&quot;000001&quot;)" office:value-type="string" office:string-value="6110800002402000001" calcext:value-type="string">
            <text:p>6110800002402000001</text:p>
          </table:table-cell>
          <table:table-cell office:value-type="string" calcext:value-type="string">
            <text:p>SCGCMP</text:p>
          </table:table-cell>
          <table:table-cell table:formula="of:=[.C68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402</text:p>
          </table:table-cell>
          <table:table-cell office:value-type="float" office:value="19789.13" calcext:value-type="float">
            <text:p>19789.13</text:p>
          </table:table-cell>
          <table:table-cell office:value-type="float" office:value="65" calcext:value-type="float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INTMEN020001','2014-02-28','---','-------------------------','6110800002402000001','SCGCMP','SNOINTMEN020001','D','PROVISION DE INTERESES DE PRESTACIONES SOCIALES NOMINA MENSUAL  FEBRERO 2014',19789.13,65);" calcext:value-type="string">
            <text:p>INSERT INTO scg_dt_cmp VALUES('0001','SCGCMP','SNOINTMEN020001','2014-02-28','---','-------------------------','6110800002402000001','SCGCMP','SNOINTMEN020001','D','PROVISION DE INTERESES DE PRESTACIONES SOCIALES NOMINA MENSUAL <text:s/>FEBRERO 2014',19789.13,6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9];&quot;000001&quot;)" office:value-type="string" office:string-value="6110800003602000001" calcext:value-type="string">
            <text:p>6110800003602000001</text:p>
          </table:table-cell>
          <table:table-cell office:value-type="string" calcext:value-type="string">
            <text:p>SCGCMP</text:p>
          </table:table-cell>
          <table:table-cell table:formula="of:=[.C69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4372.16" calcext:value-type="float">
            <text:p>4372.16</text:p>
          </table:table-cell>
          <table:table-cell office:value-type="float" office:value="66" calcext:value-type="float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INTMEN020001','2014-02-28','---','-------------------------','6110800003602000001','SCGCMP','SNOINTMEN020001','D','PROVISION DE INTERESES DE PRESTACIONES SOCIALES NOMINA MENSUAL  FEBRERO 2014',4372.16,66);" calcext:value-type="string">
            <text:p>INSERT INTO scg_dt_cmp VALUES('0001','SCGCMP','SNOINTMEN020001','2014-02-28','---','-------------------------','6110800003602000001','SCGCMP','SNOINTMEN020001','D','PROVISION DE INTERESES DE PRESTACIONES SOCIALES NOMINA MENSUAL <text:s/>FEBRERO 2014',4372.16,6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0];&quot;000001&quot;)" office:value-type="string" office:string-value="6110800003903000001" calcext:value-type="string">
            <text:p>6110800003903000001</text:p>
          </table:table-cell>
          <table:table-cell office:value-type="string" calcext:value-type="string">
            <text:p>SCGCMP</text:p>
          </table:table-cell>
          <table:table-cell table:formula="of:=[.C70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903</text:p>
          </table:table-cell>
          <table:table-cell office:value-type="float" office:value="2629.31" calcext:value-type="float">
            <text:p>2629.31</text:p>
          </table:table-cell>
          <table:table-cell office:value-type="float" office:value="67" calcext:value-type="float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INTMEN020001','2014-02-28','---','-------------------------','6110800003903000001','SCGCMP','SNOINTMEN020001','D','PROVISION DE INTERESES DE PRESTACIONES SOCIALES NOMINA MENSUAL  FEBRERO 2014',2629.31,67);" calcext:value-type="string">
            <text:p>INSERT INTO scg_dt_cmp VALUES('0001','SCGCMP','SNOINTMEN020001','2014-02-28','---','-------------------------','6110800003903000001','SCGCMP','SNOINTMEN020001','D','PROVISION DE INTERESES DE PRESTACIONES SOCIALES NOMINA MENSUAL <text:s/>FEBRERO 2014',2629.31,6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1];&quot;000001&quot;)" office:value-type="string" office:string-value="6110800004504000001" calcext:value-type="string">
            <text:p>6110800004504000001</text:p>
          </table:table-cell>
          <table:table-cell office:value-type="string" calcext:value-type="string">
            <text:p>SCGCMP</text:p>
          </table:table-cell>
          <table:table-cell table:formula="of:=[.C71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4407.19453110646" calcext:value-type="float">
            <text:p>4407.19</text:p>
          </table:table-cell>
          <table:table-cell office:value-type="float" office:value="68" calcext:value-type="float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INTMEN020001','2014-02-28','---','-------------------------','6110800004504000001','SCGCMP','SNOINTMEN020001','D','PROVISION DE INTERESES DE PRESTACIONES SOCIALES NOMINA MENSUAL  FEBRERO 2014',4407.19453110646,68);" calcext:value-type="string">
            <text:p>INSERT INTO scg_dt_cmp VALUES('0001','SCGCMP','SNOINTMEN020001','2014-02-28','---','-------------------------','6110800004504000001','SCGCMP','SNOINTMEN020001','D','PROVISION DE INTERESES DE PRESTACIONES SOCIALES NOMINA MENSUAL <text:s/>FEBRERO 2014',4407.19453110646,6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2];&quot;000001&quot;)" office:value-type="string" office:string-value="6110800002002000001" calcext:value-type="string">
            <text:p>6110800002002000001</text:p>
          </table:table-cell>
          <table:table-cell office:value-type="string" calcext:value-type="string">
            <text:p>SCGCMP</text:p>
          </table:table-cell>
          <table:table-cell table:formula="of:=[.C72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56729.5675676007" calcext:value-type="float">
            <text:p>56729.57</text:p>
          </table:table-cell>
          <table:table-cell office:value-type="float" office:value="69" calcext:value-type="float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INTMEN020001','2014-02-28','---','-------------------------','6110800002002000001','SCGCMP','SNOINTMEN020001','D','PROVISION DE INTERESES DE PRESTACIONES SOCIALES NOMINA MENSUAL  FEBRERO 2014',56729.5675676007,69);" calcext:value-type="string">
            <text:p>INSERT INTO scg_dt_cmp VALUES('0001','SCGCMP','SNOINTMEN020001','2014-02-28','---','-------------------------','6110800002002000001','SCGCMP','SNOINTMEN020001','D','PROVISION DE INTERESES DE PRESTACIONES SOCIALES NOMINA MENSUAL <text:s/>FEBRERO 2014',56729.5675676007,6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3];&quot;000001&quot;)" office:value-type="string" office:string-value="6110800002500000001" calcext:value-type="string">
            <text:p>6110800002500000001</text:p>
          </table:table-cell>
          <table:table-cell office:value-type="string" calcext:value-type="string">
            <text:p>SCGCMP</text:p>
          </table:table-cell>
          <table:table-cell table:formula="of:=[.C73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500</text:p>
          </table:table-cell>
          <table:table-cell office:value-type="float" office:value="7520.04" calcext:value-type="float">
            <text:p>7520.04</text:p>
          </table:table-cell>
          <table:table-cell office:value-type="float" office:value="70" calcext:value-type="float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INTMEN020001','2014-02-28','---','-------------------------','6110800002500000001','SCGCMP','SNOINTMEN020001','D','PROVISION DE INTERESES DE PRESTACIONES SOCIALES NOMINA MENSUAL  FEBRERO 2014',7520.04,70);" calcext:value-type="string">
            <text:p>INSERT INTO scg_dt_cmp VALUES('0001','SCGCMP','SNOINTMEN020001','2014-02-28','---','-------------------------','6110800002500000001','SCGCMP','SNOINTMEN020001','D','PROVISION DE INTERESES DE PRESTACIONES SOCIALES NOMINA MENSUAL <text:s/>FEBRERO 2014',7520.04,7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4];&quot;000001&quot;)" office:value-type="string" office:string-value="6110800002105000001" calcext:value-type="string">
            <text:p>6110800002105000001</text:p>
          </table:table-cell>
          <table:table-cell office:value-type="string" calcext:value-type="string">
            <text:p>SCGCMP</text:p>
          </table:table-cell>
          <table:table-cell table:formula="of:=[.C74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105</text:p>
          </table:table-cell>
          <table:table-cell office:value-type="float" office:value="1970.44" calcext:value-type="float">
            <text:p>1970.44</text:p>
          </table:table-cell>
          <table:table-cell office:value-type="float" office:value="71" calcext:value-type="float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INTMEN020001','2014-02-28','---','-------------------------','6110800002105000001','SCGCMP','SNOINTMEN020001','D','PROVISION DE INTERESES DE PRESTACIONES SOCIALES NOMINA MENSUAL  FEBRERO 2014',1970.44,71);" calcext:value-type="string">
            <text:p>INSERT INTO scg_dt_cmp VALUES('0001','SCGCMP','SNOINTMEN020001','2014-02-28','---','-------------------------','6110800002105000001','SCGCMP','SNOINTMEN020001','D','PROVISION DE INTERESES DE PRESTACIONES SOCIALES NOMINA MENSUAL <text:s/>FEBRERO 2014',1970.44,7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5];&quot;000001&quot;)" office:value-type="string" office:string-value="6110800004103000001" calcext:value-type="string">
            <text:p>6110800004103000001</text:p>
          </table:table-cell>
          <table:table-cell office:value-type="string" calcext:value-type="string">
            <text:p>SCGCMP</text:p>
          </table:table-cell>
          <table:table-cell table:formula="of:=[.C75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2590.59" calcext:value-type="float">
            <text:p>2590.59</text:p>
          </table:table-cell>
          <table:table-cell office:value-type="float" office:value="72" calcext:value-type="float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INTMEN020001','2014-02-28','---','-------------------------','6110800004103000001','SCGCMP','SNOINTMEN020001','D','PROVISION DE INTERESES DE PRESTACIONES SOCIALES NOMINA MENSUAL  FEBRERO 2014',2590.59,72);" calcext:value-type="string">
            <text:p>INSERT INTO scg_dt_cmp VALUES('0001','SCGCMP','SNOINTMEN020001','2014-02-28','---','-------------------------','6110800004103000001','SCGCMP','SNOINTMEN020001','D','PROVISION DE INTERESES DE PRESTACIONES SOCIALES NOMINA MENSUAL <text:s/>FEBRERO 2014',2590.59,7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6];&quot;000001&quot;)" office:value-type="string" office:string-value="6110800004002000001" calcext:value-type="string">
            <text:p>6110800004002000001</text:p>
          </table:table-cell>
          <table:table-cell office:value-type="string" calcext:value-type="string">
            <text:p>SCGCMP</text:p>
          </table:table-cell>
          <table:table-cell table:formula="of:=[.C76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5770.79" calcext:value-type="float">
            <text:p>5770.79</text:p>
          </table:table-cell>
          <table:table-cell office:value-type="float" office:value="73" calcext:value-type="float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INTMEN020001','2014-02-28','---','-------------------------','6110800004002000001','SCGCMP','SNOINTMEN020001','D','PROVISION DE INTERESES DE PRESTACIONES SOCIALES NOMINA MENSUAL  FEBRERO 2014',5770.79,73);" calcext:value-type="string">
            <text:p>INSERT INTO scg_dt_cmp VALUES('0001','SCGCMP','SNOINTMEN020001','2014-02-28','---','-------------------------','6110800004002000001','SCGCMP','SNOINTMEN020001','D','PROVISION DE INTERESES DE PRESTACIONES SOCIALES NOMINA MENSUAL <text:s/>FEBRERO 2014',5770.79,7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7];&quot;000001&quot;)" office:value-type="string" office:string-value="6110800002805000001" calcext:value-type="string">
            <text:p>6110800002805000001</text:p>
          </table:table-cell>
          <table:table-cell office:value-type="string" calcext:value-type="string">
            <text:p>SCGCMP</text:p>
          </table:table-cell>
          <table:table-cell table:formula="of:=[.C77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805</text:p>
          </table:table-cell>
          <table:table-cell office:value-type="float" office:value="4473.45" calcext:value-type="float">
            <text:p>4473.45</text:p>
          </table:table-cell>
          <table:table-cell office:value-type="float" office:value="74" calcext:value-type="float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INTMEN020001','2014-02-28','---','-------------------------','6110800002805000001','SCGCMP','SNOINTMEN020001','D','PROVISION DE INTERESES DE PRESTACIONES SOCIALES NOMINA MENSUAL  FEBRERO 2014',4473.45,74);" calcext:value-type="string">
            <text:p>INSERT INTO scg_dt_cmp VALUES('0001','SCGCMP','SNOINTMEN020001','2014-02-28','---','-------------------------','6110800002805000001','SCGCMP','SNOINTMEN020001','D','PROVISION DE INTERESES DE PRESTACIONES SOCIALES NOMINA MENSUAL <text:s/>FEBRERO 2014',4473.45,7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8];&quot;000001&quot;)" office:value-type="string" office:string-value="6110800004601000001" calcext:value-type="string">
            <text:p>6110800004601000001</text:p>
          </table:table-cell>
          <table:table-cell office:value-type="string" calcext:value-type="string">
            <text:p>SCGCMP</text:p>
          </table:table-cell>
          <table:table-cell table:formula="of:=[.C78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16932.38" calcext:value-type="float">
            <text:p>16932.38</text:p>
          </table:table-cell>
          <table:table-cell office:value-type="float" office:value="75" calcext:value-type="float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INTMEN020001','2014-02-28','---','-------------------------','6110800004601000001','SCGCMP','SNOINTMEN020001','D','PROVISION DE INTERESES DE PRESTACIONES SOCIALES NOMINA MENSUAL  FEBRERO 2014',16932.38,75);" calcext:value-type="string">
            <text:p>INSERT INTO scg_dt_cmp VALUES('0001','SCGCMP','SNOINTMEN020001','2014-02-28','---','-------------------------','6110800004601000001','SCGCMP','SNOINTMEN020001','D','PROVISION DE INTERESES DE PRESTACIONES SOCIALES NOMINA MENSUAL <text:s/>FEBRERO 2014',16932.38,7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9];&quot;000001&quot;)" office:value-type="string" office:string-value="6110800002400000001" calcext:value-type="string">
            <text:p>6110800002400000001</text:p>
          </table:table-cell>
          <table:table-cell office:value-type="string" calcext:value-type="string">
            <text:p>SCGCMP</text:p>
          </table:table-cell>
          <table:table-cell table:formula="of:=[.C79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12502.8223129499" calcext:value-type="float">
            <text:p>12502.82</text:p>
          </table:table-cell>
          <table:table-cell office:value-type="float" office:value="76" calcext:value-type="float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INTMEN020001','2014-02-28','---','-------------------------','6110800002400000001','SCGCMP','SNOINTMEN020001','D','PROVISION DE INTERESES DE PRESTACIONES SOCIALES NOMINA MENSUAL  FEBRERO 2014',12502.8223129499,76);" calcext:value-type="string">
            <text:p>INSERT INTO scg_dt_cmp VALUES('0001','SCGCMP','SNOINTMEN020001','2014-02-28','---','-------------------------','6110800002400000001','SCGCMP','SNOINTMEN020001','D','PROVISION DE INTERESES DE PRESTACIONES SOCIALES NOMINA MENSUAL <text:s/>FEBRERO 2014',12502.8223129499,7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0];&quot;000001&quot;)" office:value-type="string" office:string-value="6110800003300000001" calcext:value-type="string">
            <text:p>6110800003300000001</text:p>
          </table:table-cell>
          <table:table-cell office:value-type="string" calcext:value-type="string">
            <text:p>SCGCMP</text:p>
          </table:table-cell>
          <table:table-cell table:formula="of:=[.C80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300</text:p>
          </table:table-cell>
          <table:table-cell office:value-type="float" office:value="6896.19" calcext:value-type="float">
            <text:p>6896.19</text:p>
          </table:table-cell>
          <table:table-cell office:value-type="float" office:value="77" calcext:value-type="float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INTMEN020001','2014-02-28','---','-------------------------','6110800003300000001','SCGCMP','SNOINTMEN020001','D','PROVISION DE INTERESES DE PRESTACIONES SOCIALES NOMINA MENSUAL  FEBRERO 2014',6896.19,77);" calcext:value-type="string">
            <text:p>INSERT INTO scg_dt_cmp VALUES('0001','SCGCMP','SNOINTMEN020001','2014-02-28','---','-------------------------','6110800003300000001','SCGCMP','SNOINTMEN020001','D','PROVISION DE INTERESES DE PRESTACIONES SOCIALES NOMINA MENSUAL <text:s/>FEBRERO 2014',6896.19,7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1];&quot;000001&quot;)" office:value-type="string" office:string-value="6110800002405000001" calcext:value-type="string">
            <text:p>6110800002405000001</text:p>
          </table:table-cell>
          <table:table-cell office:value-type="string" calcext:value-type="string">
            <text:p>SCGCMP</text:p>
          </table:table-cell>
          <table:table-cell table:formula="of:=[.C81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405</text:p>
          </table:table-cell>
          <table:table-cell office:value-type="float" office:value="2348.78" calcext:value-type="float">
            <text:p>2348.78</text:p>
          </table:table-cell>
          <table:table-cell office:value-type="float" office:value="78" calcext:value-type="float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INTMEN020001','2014-02-28','---','-------------------------','6110800002405000001','SCGCMP','SNOINTMEN020001','D','PROVISION DE INTERESES DE PRESTACIONES SOCIALES NOMINA MENSUAL  FEBRERO 2014',2348.78,78);" calcext:value-type="string">
            <text:p>INSERT INTO scg_dt_cmp VALUES('0001','SCGCMP','SNOINTMEN020001','2014-02-28','---','-------------------------','6110800002405000001','SCGCMP','SNOINTMEN020001','D','PROVISION DE INTERESES DE PRESTACIONES SOCIALES NOMINA MENSUAL <text:s/>FEBRERO 2014',2348.78,7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2];&quot;000001&quot;)" office:value-type="string" office:string-value="6110800002904000001" calcext:value-type="string">
            <text:p>6110800002904000001</text:p>
          </table:table-cell>
          <table:table-cell office:value-type="string" calcext:value-type="string">
            <text:p>SCGCMP</text:p>
          </table:table-cell>
          <table:table-cell table:formula="of:=[.C82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4127.39" calcext:value-type="float">
            <text:p>4127.39</text:p>
          </table:table-cell>
          <table:table-cell office:value-type="float" office:value="79" calcext:value-type="float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INTMEN020001','2014-02-28','---','-------------------------','6110800002904000001','SCGCMP','SNOINTMEN020001','D','PROVISION DE INTERESES DE PRESTACIONES SOCIALES NOMINA MENSUAL  FEBRERO 2014',4127.39,79);" calcext:value-type="string">
            <text:p>INSERT INTO scg_dt_cmp VALUES('0001','SCGCMP','SNOINTMEN020001','2014-02-28','---','-------------------------','6110800002904000001','SCGCMP','SNOINTMEN020001','D','PROVISION DE INTERESES DE PRESTACIONES SOCIALES NOMINA MENSUAL <text:s/>FEBRERO 2014',4127.39,7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3];&quot;000001&quot;)" office:value-type="string" office:string-value="6110800002801000001" calcext:value-type="string">
            <text:p>6110800002801000001</text:p>
          </table:table-cell>
          <table:table-cell office:value-type="string" calcext:value-type="string">
            <text:p>SCGCMP</text:p>
          </table:table-cell>
          <table:table-cell table:formula="of:=[.C83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801</text:p>
          </table:table-cell>
          <table:table-cell office:value-type="float" office:value="6026.01" calcext:value-type="float">
            <text:p>6026.01</text:p>
          </table:table-cell>
          <table:table-cell office:value-type="float" office:value="80" calcext:value-type="float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INTMEN020001','2014-02-28','---','-------------------------','6110800002801000001','SCGCMP','SNOINTMEN020001','D','PROVISION DE INTERESES DE PRESTACIONES SOCIALES NOMINA MENSUAL  FEBRERO 2014',6026.01,80);" calcext:value-type="string">
            <text:p>INSERT INTO scg_dt_cmp VALUES('0001','SCGCMP','SNOINTMEN020001','2014-02-28','---','-------------------------','6110800002801000001','SCGCMP','SNOINTMEN020001','D','PROVISION DE INTERESES DE PRESTACIONES SOCIALES NOMINA MENSUAL <text:s/>FEBRERO 2014',6026.01,8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4];&quot;000001&quot;)" office:value-type="string" office:string-value="6110800004603000001" calcext:value-type="string">
            <text:p>6110800004603000001</text:p>
          </table:table-cell>
          <table:table-cell office:value-type="string" calcext:value-type="string">
            <text:p>SCGCMP</text:p>
          </table:table-cell>
          <table:table-cell table:formula="of:=[.C84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603</text:p>
          </table:table-cell>
          <table:table-cell office:value-type="float" office:value="6975.39" calcext:value-type="float">
            <text:p>6975.39</text:p>
          </table:table-cell>
          <table:table-cell office:value-type="float" office:value="81" calcext:value-type="float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INTMEN020001','2014-02-28','---','-------------------------','6110800004603000001','SCGCMP','SNOINTMEN020001','D','PROVISION DE INTERESES DE PRESTACIONES SOCIALES NOMINA MENSUAL  FEBRERO 2014',6975.39,81);" calcext:value-type="string">
            <text:p>INSERT INTO scg_dt_cmp VALUES('0001','SCGCMP','SNOINTMEN020001','2014-02-28','---','-------------------------','6110800004603000001','SCGCMP','SNOINTMEN020001','D','PROVISION DE INTERESES DE PRESTACIONES SOCIALES NOMINA MENSUAL <text:s/>FEBRERO 2014',6975.39,8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5];&quot;000001&quot;)" office:value-type="string" office:string-value="6110800004400000001" calcext:value-type="string">
            <text:p>6110800004400000001</text:p>
          </table:table-cell>
          <table:table-cell office:value-type="string" calcext:value-type="string">
            <text:p>SCGCMP</text:p>
          </table:table-cell>
          <table:table-cell table:formula="of:=[.C85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400</text:p>
          </table:table-cell>
          <table:table-cell office:value-type="float" office:value="9287.01" calcext:value-type="float">
            <text:p>9287.01</text:p>
          </table:table-cell>
          <table:table-cell office:value-type="float" office:value="82" calcext:value-type="float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INTMEN020001','2014-02-28','---','-------------------------','6110800004400000001','SCGCMP','SNOINTMEN020001','D','PROVISION DE INTERESES DE PRESTACIONES SOCIALES NOMINA MENSUAL  FEBRERO 2014',9287.01,82);" calcext:value-type="string">
            <text:p>INSERT INTO scg_dt_cmp VALUES('0001','SCGCMP','SNOINTMEN020001','2014-02-28','---','-------------------------','6110800004400000001','SCGCMP','SNOINTMEN020001','D','PROVISION DE INTERESES DE PRESTACIONES SOCIALES NOMINA MENSUAL <text:s/>FEBRERO 2014',9287.01,8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6];&quot;000001&quot;)" office:value-type="string" office:string-value="6110800002306000001" calcext:value-type="string">
            <text:p>6110800002306000001</text:p>
          </table:table-cell>
          <table:table-cell office:value-type="string" calcext:value-type="string">
            <text:p>SCGCMP</text:p>
          </table:table-cell>
          <table:table-cell table:formula="of:=[.C86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306</text:p>
          </table:table-cell>
          <table:table-cell office:value-type="float" office:value="4778.48362257906" calcext:value-type="float">
            <text:p>4778.48</text:p>
          </table:table-cell>
          <table:table-cell office:value-type="float" office:value="83" calcext:value-type="float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INTMEN020001','2014-02-28','---','-------------------------','6110800002306000001','SCGCMP','SNOINTMEN020001','D','PROVISION DE INTERESES DE PRESTACIONES SOCIALES NOMINA MENSUAL  FEBRERO 2014',4778.48362257906,83);" calcext:value-type="string">
            <text:p>INSERT INTO scg_dt_cmp VALUES('0001','SCGCMP','SNOINTMEN020001','2014-02-28','---','-------------------------','6110800002306000001','SCGCMP','SNOINTMEN020001','D','PROVISION DE INTERESES DE PRESTACIONES SOCIALES NOMINA MENSUAL <text:s/>FEBRERO 2014',4778.48362257906,8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7];&quot;000001&quot;)" office:value-type="string" office:string-value="6110800001101000001" calcext:value-type="string">
            <text:p>6110800001101000001</text:p>
          </table:table-cell>
          <table:table-cell office:value-type="string" calcext:value-type="string">
            <text:p>SCGCMP</text:p>
          </table:table-cell>
          <table:table-cell table:formula="of:=[.C87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1101</text:p>
          </table:table-cell>
          <table:table-cell office:value-type="float" office:value="10194.47" calcext:value-type="float">
            <text:p>10194.47</text:p>
          </table:table-cell>
          <table:table-cell office:value-type="float" office:value="84" calcext:value-type="float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INTMEN020001','2014-02-28','---','-------------------------','6110800001101000001','SCGCMP','SNOINTMEN020001','D','PROVISION DE INTERESES DE PRESTACIONES SOCIALES NOMINA MENSUAL  FEBRERO 2014',10194.47,84);" calcext:value-type="string">
            <text:p>INSERT INTO scg_dt_cmp VALUES('0001','SCGCMP','SNOINTMEN020001','2014-02-28','---','-------------------------','6110800001101000001','SCGCMP','SNOINTMEN020001','D','PROVISION DE INTERESES DE PRESTACIONES SOCIALES NOMINA MENSUAL <text:s/>FEBRERO 2014',10194.47,8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8];&quot;000001&quot;)" office:value-type="string" office:string-value="6110800003102000001" calcext:value-type="string">
            <text:p>6110800003102000001</text:p>
          </table:table-cell>
          <table:table-cell office:value-type="string" calcext:value-type="string">
            <text:p>SCGCMP</text:p>
          </table:table-cell>
          <table:table-cell table:formula="of:=[.C88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10429.71" calcext:value-type="float">
            <text:p>10429.71</text:p>
          </table:table-cell>
          <table:table-cell office:value-type="float" office:value="85" calcext:value-type="float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INTMEN020001','2014-02-28','---','-------------------------','6110800003102000001','SCGCMP','SNOINTMEN020001','D','PROVISION DE INTERESES DE PRESTACIONES SOCIALES NOMINA MENSUAL  FEBRERO 2014',10429.71,85);" calcext:value-type="string">
            <text:p>INSERT INTO scg_dt_cmp VALUES('0001','SCGCMP','SNOINTMEN020001','2014-02-28','---','-------------------------','6110800003102000001','SCGCMP','SNOINTMEN020001','D','PROVISION DE INTERESES DE PRESTACIONES SOCIALES NOMINA MENSUAL <text:s/>FEBRERO 2014',10429.71,8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9];&quot;000001&quot;)" office:value-type="string" office:string-value="6110800002004000001" calcext:value-type="string">
            <text:p>6110800002004000001</text:p>
          </table:table-cell>
          <table:table-cell office:value-type="string" calcext:value-type="string">
            <text:p>SCGCMP</text:p>
          </table:table-cell>
          <table:table-cell table:formula="of:=[.C89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6688.9" calcext:value-type="float">
            <text:p>6688.90</text:p>
          </table:table-cell>
          <table:table-cell office:value-type="float" office:value="86" calcext:value-type="float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INTMEN020001','2014-02-28','---','-------------------------','6110800002004000001','SCGCMP','SNOINTMEN020001','D','PROVISION DE INTERESES DE PRESTACIONES SOCIALES NOMINA MENSUAL  FEBRERO 2014',6688.9,86);" calcext:value-type="string">
            <text:p>INSERT INTO scg_dt_cmp VALUES('0001','SCGCMP','SNOINTMEN020001','2014-02-28','---','-------------------------','6110800002004000001','SCGCMP','SNOINTMEN020001','D','PROVISION DE INTERESES DE PRESTACIONES SOCIALES NOMINA MENSUAL <text:s/>FEBRERO 2014',6688.9,8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0];&quot;000001&quot;)" office:value-type="string" office:string-value="6110800004100000001" calcext:value-type="string">
            <text:p>6110800004100000001</text:p>
          </table:table-cell>
          <table:table-cell office:value-type="string" calcext:value-type="string">
            <text:p>SCGCMP</text:p>
          </table:table-cell>
          <table:table-cell table:formula="of:=[.C90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100</text:p>
          </table:table-cell>
          <table:table-cell office:value-type="float" office:value="2939.43" calcext:value-type="float">
            <text:p>2939.43</text:p>
          </table:table-cell>
          <table:table-cell office:value-type="float" office:value="87" calcext:value-type="float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INTMEN020001','2014-02-28','---','-------------------------','6110800004100000001','SCGCMP','SNOINTMEN020001','D','PROVISION DE INTERESES DE PRESTACIONES SOCIALES NOMINA MENSUAL  FEBRERO 2014',2939.43,87);" calcext:value-type="string">
            <text:p>INSERT INTO scg_dt_cmp VALUES('0001','SCGCMP','SNOINTMEN020001','2014-02-28','---','-------------------------','6110800004100000001','SCGCMP','SNOINTMEN020001','D','PROVISION DE INTERESES DE PRESTACIONES SOCIALES NOMINA MENSUAL <text:s/>FEBRERO 2014',2939.43,8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1];&quot;000001&quot;)" office:value-type="string" office:string-value="6110800002101000001" calcext:value-type="string">
            <text:p>6110800002101000001</text:p>
          </table:table-cell>
          <table:table-cell office:value-type="string" calcext:value-type="string">
            <text:p>SCGCMP</text:p>
          </table:table-cell>
          <table:table-cell table:formula="of:=[.C91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101</text:p>
          </table:table-cell>
          <table:table-cell office:value-type="float" office:value="8635.76" calcext:value-type="float">
            <text:p>8635.76</text:p>
          </table:table-cell>
          <table:table-cell office:value-type="float" office:value="88" calcext:value-type="float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INTMEN020001','2014-02-28','---','-------------------------','6110800002101000001','SCGCMP','SNOINTMEN020001','D','PROVISION DE INTERESES DE PRESTACIONES SOCIALES NOMINA MENSUAL  FEBRERO 2014',8635.76,88);" calcext:value-type="string">
            <text:p>INSERT INTO scg_dt_cmp VALUES('0001','SCGCMP','SNOINTMEN020001','2014-02-28','---','-------------------------','6110800002101000001','SCGCMP','SNOINTMEN020001','D','PROVISION DE INTERESES DE PRESTACIONES SOCIALES NOMINA MENSUAL <text:s/>FEBRERO 2014',8635.76,8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2];&quot;000001&quot;)" office:value-type="string" office:string-value="6110800004507000001" calcext:value-type="string">
            <text:p>6110800004507000001</text:p>
          </table:table-cell>
          <table:table-cell office:value-type="string" calcext:value-type="string">
            <text:p>SCGCMP</text:p>
          </table:table-cell>
          <table:table-cell table:formula="of:=[.C92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8218.5920144853" calcext:value-type="float">
            <text:p>8218.59</text:p>
          </table:table-cell>
          <table:table-cell office:value-type="float" office:value="89" calcext:value-type="float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INTMEN020001','2014-02-28','---','-------------------------','6110800004507000001','SCGCMP','SNOINTMEN020001','D','PROVISION DE INTERESES DE PRESTACIONES SOCIALES NOMINA MENSUAL  FEBRERO 2014',8218.5920144853,89);" calcext:value-type="string">
            <text:p>INSERT INTO scg_dt_cmp VALUES('0001','SCGCMP','SNOINTMEN020001','2014-02-28','---','-------------------------','6110800004507000001','SCGCMP','SNOINTMEN020001','D','PROVISION DE INTERESES DE PRESTACIONES SOCIALES NOMINA MENSUAL <text:s/>FEBRERO 2014',8218.5920144853,8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3];&quot;000001&quot;)" office:value-type="string" office:string-value="6110800002906000001" calcext:value-type="string">
            <text:p>6110800002906000001</text:p>
          </table:table-cell>
          <table:table-cell office:value-type="string" calcext:value-type="string">
            <text:p>SCGCMP</text:p>
          </table:table-cell>
          <table:table-cell table:formula="of:=[.C93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906</text:p>
          </table:table-cell>
          <table:table-cell office:value-type="float" office:value="6012.4" calcext:value-type="float">
            <text:p>6012.40</text:p>
          </table:table-cell>
          <table:table-cell office:value-type="float" office:value="90" calcext:value-type="float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INTMEN020001','2014-02-28','---','-------------------------','6110800002906000001','SCGCMP','SNOINTMEN020001','D','PROVISION DE INTERESES DE PRESTACIONES SOCIALES NOMINA MENSUAL  FEBRERO 2014',6012.4,90);" calcext:value-type="string">
            <text:p>INSERT INTO scg_dt_cmp VALUES('0001','SCGCMP','SNOINTMEN020001','2014-02-28','---','-------------------------','6110800002906000001','SCGCMP','SNOINTMEN020001','D','PROVISION DE INTERESES DE PRESTACIONES SOCIALES NOMINA MENSUAL <text:s/>FEBRERO 2014',6012.4,9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4];&quot;000001&quot;)" office:value-type="string" office:string-value="6110800003702000001" calcext:value-type="string">
            <text:p>6110800003702000001</text:p>
          </table:table-cell>
          <table:table-cell office:value-type="string" calcext:value-type="string">
            <text:p>SCGCMP</text:p>
          </table:table-cell>
          <table:table-cell table:formula="of:=[.C94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702</text:p>
          </table:table-cell>
          <table:table-cell office:value-type="float" office:value="17535" calcext:value-type="float">
            <text:p>17535.00</text:p>
          </table:table-cell>
          <table:table-cell office:value-type="float" office:value="91" calcext:value-type="float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INTMEN020001','2014-02-28','---','-------------------------','6110800003702000001','SCGCMP','SNOINTMEN020001','D','PROVISION DE INTERESES DE PRESTACIONES SOCIALES NOMINA MENSUAL  FEBRERO 2014',17535,91);" calcext:value-type="string">
            <text:p>INSERT INTO scg_dt_cmp VALUES('0001','SCGCMP','SNOINTMEN020001','2014-02-28','---','-------------------------','6110800003702000001','SCGCMP','SNOINTMEN020001','D','PROVISION DE INTERESES DE PRESTACIONES SOCIALES NOMINA MENSUAL <text:s/>FEBRERO 2014',17535,9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5];&quot;000001&quot;)" office:value-type="string" office:string-value="6110800003801000001" calcext:value-type="string">
            <text:p>6110800003801000001</text:p>
          </table:table-cell>
          <table:table-cell office:value-type="string" calcext:value-type="string">
            <text:p>SCGCMP</text:p>
          </table:table-cell>
          <table:table-cell table:formula="of:=[.C95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9906.87" calcext:value-type="float">
            <text:p>9906.87</text:p>
          </table:table-cell>
          <table:table-cell office:value-type="float" office:value="92" calcext:value-type="float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INTMEN020001','2014-02-28','---','-------------------------','6110800003801000001','SCGCMP','SNOINTMEN020001','D','PROVISION DE INTERESES DE PRESTACIONES SOCIALES NOMINA MENSUAL  FEBRERO 2014',9906.87,92);" calcext:value-type="string">
            <text:p>INSERT INTO scg_dt_cmp VALUES('0001','SCGCMP','SNOINTMEN020001','2014-02-28','---','-------------------------','6110800003801000001','SCGCMP','SNOINTMEN020001','D','PROVISION DE INTERESES DE PRESTACIONES SOCIALES NOMINA MENSUAL <text:s/>FEBRERO 2014',9906.87,9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6];&quot;000001&quot;)" office:value-type="string" office:string-value="6110800004600000001" calcext:value-type="string">
            <text:p>6110800004600000001</text:p>
          </table:table-cell>
          <table:table-cell office:value-type="string" calcext:value-type="string">
            <text:p>SCGCMP</text:p>
          </table:table-cell>
          <table:table-cell table:formula="of:=[.C96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600</text:p>
          </table:table-cell>
          <table:table-cell office:value-type="float" office:value="5124.98" calcext:value-type="float">
            <text:p>5124.98</text:p>
          </table:table-cell>
          <table:table-cell office:value-type="float" office:value="93" calcext:value-type="float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INTMEN020001','2014-02-28','---','-------------------------','6110800004600000001','SCGCMP','SNOINTMEN020001','D','PROVISION DE INTERESES DE PRESTACIONES SOCIALES NOMINA MENSUAL  FEBRERO 2014',5124.98,93);" calcext:value-type="string">
            <text:p>INSERT INTO scg_dt_cmp VALUES('0001','SCGCMP','SNOINTMEN020001','2014-02-28','---','-------------------------','6110800004600000001','SCGCMP','SNOINTMEN020001','D','PROVISION DE INTERESES DE PRESTACIONES SOCIALES NOMINA MENSUAL <text:s/>FEBRERO 2014',5124.98,9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7];&quot;000001&quot;)" office:value-type="string" office:string-value="6110800002601000001" calcext:value-type="string">
            <text:p>6110800002601000001</text:p>
          </table:table-cell>
          <table:table-cell office:value-type="string" calcext:value-type="string">
            <text:p>SCGCMP</text:p>
          </table:table-cell>
          <table:table-cell table:formula="of:=[.C97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601</text:p>
          </table:table-cell>
          <table:table-cell office:value-type="float" office:value="8294.58" calcext:value-type="float">
            <text:p>8294.58</text:p>
          </table:table-cell>
          <table:table-cell office:value-type="float" office:value="94" calcext:value-type="float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INTMEN020001','2014-02-28','---','-------------------------','6110800002601000001','SCGCMP','SNOINTMEN020001','D','PROVISION DE INTERESES DE PRESTACIONES SOCIALES NOMINA MENSUAL  FEBRERO 2014',8294.58,94);" calcext:value-type="string">
            <text:p>INSERT INTO scg_dt_cmp VALUES('0001','SCGCMP','SNOINTMEN020001','2014-02-28','---','-------------------------','6110800002601000001','SCGCMP','SNOINTMEN020001','D','PROVISION DE INTERESES DE PRESTACIONES SOCIALES NOMINA MENSUAL <text:s/>FEBRERO 2014',8294.58,9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8];&quot;000001&quot;)" office:value-type="string" office:string-value="6110800004000000001" calcext:value-type="string">
            <text:p>6110800004000000001</text:p>
          </table:table-cell>
          <table:table-cell office:value-type="string" calcext:value-type="string">
            <text:p>SCGCMP</text:p>
          </table:table-cell>
          <table:table-cell table:formula="of:=[.C98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000</text:p>
          </table:table-cell>
          <table:table-cell office:value-type="float" office:value="3150.2" calcext:value-type="float">
            <text:p>3150.20</text:p>
          </table:table-cell>
          <table:table-cell office:value-type="float" office:value="95" calcext:value-type="float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INTMEN020001','2014-02-28','---','-------------------------','6110800004000000001','SCGCMP','SNOINTMEN020001','D','PROVISION DE INTERESES DE PRESTACIONES SOCIALES NOMINA MENSUAL  FEBRERO 2014',3150.2,95);" calcext:value-type="string">
            <text:p>INSERT INTO scg_dt_cmp VALUES('0001','SCGCMP','SNOINTMEN020001','2014-02-28','---','-------------------------','6110800004000000001','SCGCMP','SNOINTMEN020001','D','PROVISION DE INTERESES DE PRESTACIONES SOCIALES NOMINA MENSUAL <text:s/>FEBRERO 2014',3150.2,9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9];&quot;000001&quot;)" office:value-type="string" office:string-value="6110800002407000001" calcext:value-type="string">
            <text:p>6110800002407000001</text:p>
          </table:table-cell>
          <table:table-cell office:value-type="string" calcext:value-type="string">
            <text:p>SCGCMP</text:p>
          </table:table-cell>
          <table:table-cell table:formula="of:=[.C99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407</text:p>
          </table:table-cell>
          <table:table-cell office:value-type="float" office:value="417.78" calcext:value-type="float">
            <text:p>417.78</text:p>
          </table:table-cell>
          <table:table-cell office:value-type="float" office:value="96" calcext:value-type="float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INTMEN020001','2014-02-28','---','-------------------------','6110800002407000001','SCGCMP','SNOINTMEN020001','D','PROVISION DE INTERESES DE PRESTACIONES SOCIALES NOMINA MENSUAL  FEBRERO 2014',417.78,96);" calcext:value-type="string">
            <text:p>INSERT INTO scg_dt_cmp VALUES('0001','SCGCMP','SNOINTMEN020001','2014-02-28','---','-------------------------','6110800002407000001','SCGCMP','SNOINTMEN020001','D','PROVISION DE INTERESES DE PRESTACIONES SOCIALES NOMINA MENSUAL <text:s/>FEBRERO 2014',417.78,9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0];&quot;000001&quot;)" office:value-type="string" office:string-value="6110800003901000001" calcext:value-type="string">
            <text:p>6110800003901000001</text:p>
          </table:table-cell>
          <table:table-cell office:value-type="string" calcext:value-type="string">
            <text:p>SCGCMP</text:p>
          </table:table-cell>
          <table:table-cell table:formula="of:=[.C100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3393.25" calcext:value-type="float">
            <text:p>3393.25</text:p>
          </table:table-cell>
          <table:table-cell office:value-type="float" office:value="97" calcext:value-type="float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INTMEN020001','2014-02-28','---','-------------------------','6110800003901000001','SCGCMP','SNOINTMEN020001','D','PROVISION DE INTERESES DE PRESTACIONES SOCIALES NOMINA MENSUAL  FEBRERO 2014',3393.25,97);" calcext:value-type="string">
            <text:p>INSERT INTO scg_dt_cmp VALUES('0001','SCGCMP','SNOINTMEN020001','2014-02-28','---','-------------------------','6110800003901000001','SCGCMP','SNOINTMEN020001','D','PROVISION DE INTERESES DE PRESTACIONES SOCIALES NOMINA MENSUAL <text:s/>FEBRERO 2014',3393.25,9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1];&quot;000001&quot;)" office:value-type="string" office:string-value="6110800002404000001" calcext:value-type="string">
            <text:p>6110800002404000001</text:p>
          </table:table-cell>
          <table:table-cell office:value-type="string" calcext:value-type="string">
            <text:p>SCGCMP</text:p>
          </table:table-cell>
          <table:table-cell table:formula="of:=[.C101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404</text:p>
          </table:table-cell>
          <table:table-cell office:value-type="float" office:value="10864.45" calcext:value-type="float">
            <text:p>10864.45</text:p>
          </table:table-cell>
          <table:table-cell office:value-type="float" office:value="98" calcext:value-type="float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INTMEN020001','2014-02-28','---','-------------------------','6110800002404000001','SCGCMP','SNOINTMEN020001','D','PROVISION DE INTERESES DE PRESTACIONES SOCIALES NOMINA MENSUAL  FEBRERO 2014',10864.45,98);" calcext:value-type="string">
            <text:p>INSERT INTO scg_dt_cmp VALUES('0001','SCGCMP','SNOINTMEN020001','2014-02-28','---','-------------------------','6110800002404000001','SCGCMP','SNOINTMEN020001','D','PROVISION DE INTERESES DE PRESTACIONES SOCIALES NOMINA MENSUAL <text:s/>FEBRERO 2014',10864.45,9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2];&quot;000001&quot;)" office:value-type="string" office:string-value="6110800002807000001" calcext:value-type="string">
            <text:p>6110800002807000001</text:p>
          </table:table-cell>
          <table:table-cell office:value-type="string" calcext:value-type="string">
            <text:p>SCGCMP</text:p>
          </table:table-cell>
          <table:table-cell table:formula="of:=[.C102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807</text:p>
          </table:table-cell>
          <table:table-cell office:value-type="float" office:value="716.46" calcext:value-type="float">
            <text:p>716.46</text:p>
          </table:table-cell>
          <table:table-cell office:value-type="float" office:value="99" calcext:value-type="float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INTMEN020001','2014-02-28','---','-------------------------','6110800002807000001','SCGCMP','SNOINTMEN020001','D','PROVISION DE INTERESES DE PRESTACIONES SOCIALES NOMINA MENSUAL  FEBRERO 2014',716.46,99);" calcext:value-type="string">
            <text:p>INSERT INTO scg_dt_cmp VALUES('0001','SCGCMP','SNOINTMEN020001','2014-02-28','---','-------------------------','6110800002807000001','SCGCMP','SNOINTMEN020001','D','PROVISION DE INTERESES DE PRESTACIONES SOCIALES NOMINA MENSUAL <text:s/>FEBRERO 2014',716.46,9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3];&quot;000001&quot;)" office:value-type="string" office:string-value="6110800002804000001" calcext:value-type="string">
            <text:p>6110800002804000001</text:p>
          </table:table-cell>
          <table:table-cell office:value-type="string" calcext:value-type="string">
            <text:p>SCGCMP</text:p>
          </table:table-cell>
          <table:table-cell table:formula="of:=[.C103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804</text:p>
          </table:table-cell>
          <table:table-cell office:value-type="float" office:value="7934.92" calcext:value-type="float">
            <text:p>7934.92</text:p>
          </table:table-cell>
          <table:table-cell office:value-type="float" office:value="100" calcext:value-type="float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INTMEN020001','2014-02-28','---','-------------------------','6110800002804000001','SCGCMP','SNOINTMEN020001','D','PROVISION DE INTERESES DE PRESTACIONES SOCIALES NOMINA MENSUAL  FEBRERO 2014',7934.92,100);" calcext:value-type="string">
            <text:p>INSERT INTO scg_dt_cmp VALUES('0001','SCGCMP','SNOINTMEN020001','2014-02-28','---','-------------------------','6110800002804000001','SCGCMP','SNOINTMEN020001','D','PROVISION DE INTERESES DE PRESTACIONES SOCIALES NOMINA MENSUAL <text:s/>FEBRERO 2014',7934.92,10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4];&quot;000001&quot;)" office:value-type="string" office:string-value="6110800003202000001" calcext:value-type="string">
            <text:p>6110800003202000001</text:p>
          </table:table-cell>
          <table:table-cell office:value-type="string" calcext:value-type="string">
            <text:p>SCGCMP</text:p>
          </table:table-cell>
          <table:table-cell table:formula="of:=[.C104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202</text:p>
          </table:table-cell>
          <table:table-cell office:value-type="float" office:value="11457.5" calcext:value-type="float">
            <text:p>11457.50</text:p>
          </table:table-cell>
          <table:table-cell office:value-type="float" office:value="101" calcext:value-type="float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INTMEN020001','2014-02-28','---','-------------------------','6110800003202000001','SCGCMP','SNOINTMEN020001','D','PROVISION DE INTERESES DE PRESTACIONES SOCIALES NOMINA MENSUAL  FEBRERO 2014',11457.5,101);" calcext:value-type="string">
            <text:p>INSERT INTO scg_dt_cmp VALUES('0001','SCGCMP','SNOINTMEN020001','2014-02-28','---','-------------------------','6110800003202000001','SCGCMP','SNOINTMEN020001','D','PROVISION DE INTERESES DE PRESTACIONES SOCIALES NOMINA MENSUAL <text:s/>FEBRERO 2014',11457.5,10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5];&quot;000001&quot;)" office:value-type="string" office:string-value="6110800003700000001" calcext:value-type="string">
            <text:p>6110800003700000001</text:p>
          </table:table-cell>
          <table:table-cell office:value-type="string" calcext:value-type="string">
            <text:p>SCGCMP</text:p>
          </table:table-cell>
          <table:table-cell table:formula="of:=[.C105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700</text:p>
          </table:table-cell>
          <table:table-cell office:value-type="float" office:value="5397.4" calcext:value-type="float">
            <text:p>5397.40</text:p>
          </table:table-cell>
          <table:table-cell office:value-type="float" office:value="102" calcext:value-type="float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INTMEN020001','2014-02-28','---','-------------------------','6110800003700000001','SCGCMP','SNOINTMEN020001','D','PROVISION DE INTERESES DE PRESTACIONES SOCIALES NOMINA MENSUAL  FEBRERO 2014',5397.4,102);" calcext:value-type="string">
            <text:p>INSERT INTO scg_dt_cmp VALUES('0001','SCGCMP','SNOINTMEN020001','2014-02-28','---','-------------------------','6110800003700000001','SCGCMP','SNOINTMEN020001','D','PROVISION DE INTERESES DE PRESTACIONES SOCIALES NOMINA MENSUAL <text:s/>FEBRERO 2014',5397.4,10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6];&quot;000001&quot;)" office:value-type="string" office:string-value="6110800002401000001" calcext:value-type="string">
            <text:p>6110800002401000001</text:p>
          </table:table-cell>
          <table:table-cell office:value-type="string" calcext:value-type="string">
            <text:p>SCGCMP</text:p>
          </table:table-cell>
          <table:table-cell table:formula="of:=[.C106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401</text:p>
          </table:table-cell>
          <table:table-cell office:value-type="float" office:value="8214.57" calcext:value-type="float">
            <text:p>8214.57</text:p>
          </table:table-cell>
          <table:table-cell office:value-type="float" office:value="103" calcext:value-type="float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INTMEN020001','2014-02-28','---','-------------------------','6110800002401000001','SCGCMP','SNOINTMEN020001','D','PROVISION DE INTERESES DE PRESTACIONES SOCIALES NOMINA MENSUAL  FEBRERO 2014',8214.57,103);" calcext:value-type="string">
            <text:p>INSERT INTO scg_dt_cmp VALUES('0001','SCGCMP','SNOINTMEN020001','2014-02-28','---','-------------------------','6110800002401000001','SCGCMP','SNOINTMEN020001','D','PROVISION DE INTERESES DE PRESTACIONES SOCIALES NOMINA MENSUAL <text:s/>FEBRERO 2014',8214.57,10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7];&quot;000001&quot;)" office:value-type="string" office:string-value="6110800002001000001" calcext:value-type="string">
            <text:p>6110800002001000001</text:p>
          </table:table-cell>
          <table:table-cell office:value-type="string" calcext:value-type="string">
            <text:p>SCGCMP</text:p>
          </table:table-cell>
          <table:table-cell table:formula="of:=[.C107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15354.5994549263" calcext:value-type="float">
            <text:p>15354.60</text:p>
          </table:table-cell>
          <table:table-cell office:value-type="float" office:value="104" calcext:value-type="float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INTMEN020001','2014-02-28','---','-------------------------','6110800002001000001','SCGCMP','SNOINTMEN020001','D','PROVISION DE INTERESES DE PRESTACIONES SOCIALES NOMINA MENSUAL  FEBRERO 2014',15354.5994549263,104);" calcext:value-type="string">
            <text:p>INSERT INTO scg_dt_cmp VALUES('0001','SCGCMP','SNOINTMEN020001','2014-02-28','---','-------------------------','6110800002001000001','SCGCMP','SNOINTMEN020001','D','PROVISION DE INTERESES DE PRESTACIONES SOCIALES NOMINA MENSUAL <text:s/>FEBRERO 2014',15354.5994549263,10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8];&quot;000001&quot;)" office:value-type="string" office:string-value="6110800002406000001" calcext:value-type="string">
            <text:p>6110800002406000001</text:p>
          </table:table-cell>
          <table:table-cell office:value-type="string" calcext:value-type="string">
            <text:p>SCGCMP</text:p>
          </table:table-cell>
          <table:table-cell table:formula="of:=[.C108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406</text:p>
          </table:table-cell>
          <table:table-cell office:value-type="float" office:value="7434.46" calcext:value-type="float">
            <text:p>7434.46</text:p>
          </table:table-cell>
          <table:table-cell office:value-type="float" office:value="105" calcext:value-type="float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INTMEN020001','2014-02-28','---','-------------------------','6110800002406000001','SCGCMP','SNOINTMEN020001','D','PROVISION DE INTERESES DE PRESTACIONES SOCIALES NOMINA MENSUAL  FEBRERO 2014',7434.46,105);" calcext:value-type="string">
            <text:p>INSERT INTO scg_dt_cmp VALUES('0001','SCGCMP','SNOINTMEN020001','2014-02-28','---','-------------------------','6110800002406000001','SCGCMP','SNOINTMEN020001','D','PROVISION DE INTERESES DE PRESTACIONES SOCIALES NOMINA MENSUAL <text:s/>FEBRERO 2014',7434.46,10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9];&quot;000001&quot;)" office:value-type="string" office:string-value="6110800003803000001" calcext:value-type="string">
            <text:p>6110800003803000001</text:p>
          </table:table-cell>
          <table:table-cell office:value-type="string" calcext:value-type="string">
            <text:p>SCGCMP</text:p>
          </table:table-cell>
          <table:table-cell table:formula="of:=[.C109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13065.37" calcext:value-type="float">
            <text:p>13065.37</text:p>
          </table:table-cell>
          <table:table-cell office:value-type="float" office:value="106" calcext:value-type="float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INTMEN020001','2014-02-28','---','-------------------------','6110800003803000001','SCGCMP','SNOINTMEN020001','D','PROVISION DE INTERESES DE PRESTACIONES SOCIALES NOMINA MENSUAL  FEBRERO 2014',13065.37,106);" calcext:value-type="string">
            <text:p>INSERT INTO scg_dt_cmp VALUES('0001','SCGCMP','SNOINTMEN020001','2014-02-28','---','-------------------------','6110800003803000001','SCGCMP','SNOINTMEN020001','D','PROVISION DE INTERESES DE PRESTACIONES SOCIALES NOMINA MENSUAL <text:s/>FEBRERO 2014',13065.37,10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0];&quot;000001&quot;)" office:value-type="string" office:string-value="6110800002100000001" calcext:value-type="string">
            <text:p>6110800002100000001</text:p>
          </table:table-cell>
          <table:table-cell office:value-type="string" calcext:value-type="string">
            <text:p>SCGCMP</text:p>
          </table:table-cell>
          <table:table-cell table:formula="of:=[.C110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100</text:p>
          </table:table-cell>
          <table:table-cell office:value-type="float" office:value="2778.68" calcext:value-type="float">
            <text:p>2778.68</text:p>
          </table:table-cell>
          <table:table-cell office:value-type="float" office:value="107" calcext:value-type="float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INTMEN020001','2014-02-28','---','-------------------------','6110800002100000001','SCGCMP','SNOINTMEN020001','D','PROVISION DE INTERESES DE PRESTACIONES SOCIALES NOMINA MENSUAL  FEBRERO 2014',2778.68,107);" calcext:value-type="string">
            <text:p>INSERT INTO scg_dt_cmp VALUES('0001','SCGCMP','SNOINTMEN020001','2014-02-28','---','-------------------------','6110800002100000001','SCGCMP','SNOINTMEN020001','D','PROVISION DE INTERESES DE PRESTACIONES SOCIALES NOMINA MENSUAL <text:s/>FEBRERO 2014',2778.68,10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1];&quot;000001&quot;)" office:value-type="string" office:string-value="6110800003000000001" calcext:value-type="string">
            <text:p>6110800003000000001</text:p>
          </table:table-cell>
          <table:table-cell office:value-type="string" calcext:value-type="string">
            <text:p>SCGCMP</text:p>
          </table:table-cell>
          <table:table-cell table:formula="of:=[.C111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000</text:p>
          </table:table-cell>
          <table:table-cell office:value-type="float" office:value="9515.31" calcext:value-type="float">
            <text:p>9515.31</text:p>
          </table:table-cell>
          <table:table-cell office:value-type="float" office:value="108" calcext:value-type="float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INTMEN020001','2014-02-28','---','-------------------------','6110800003000000001','SCGCMP','SNOINTMEN020001','D','PROVISION DE INTERESES DE PRESTACIONES SOCIALES NOMINA MENSUAL  FEBRERO 2014',9515.31,108);" calcext:value-type="string">
            <text:p>INSERT INTO scg_dt_cmp VALUES('0001','SCGCMP','SNOINTMEN020001','2014-02-28','---','-------------------------','6110800003000000001','SCGCMP','SNOINTMEN020001','D','PROVISION DE INTERESES DE PRESTACIONES SOCIALES NOMINA MENSUAL <text:s/>FEBRERO 2014',9515.31,10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2];&quot;000001&quot;)" office:value-type="string" office:string-value="6110800004700000001" calcext:value-type="string">
            <text:p>6110800004700000001</text:p>
          </table:table-cell>
          <table:table-cell office:value-type="string" calcext:value-type="string">
            <text:p>SCGCMP</text:p>
          </table:table-cell>
          <table:table-cell table:formula="of:=[.C112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5495.04" calcext:value-type="float">
            <text:p>5495.04</text:p>
          </table:table-cell>
          <table:table-cell office:value-type="float" office:value="109" calcext:value-type="float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INTMEN020001','2014-02-28','---','-------------------------','6110800004700000001','SCGCMP','SNOINTMEN020001','D','PROVISION DE INTERESES DE PRESTACIONES SOCIALES NOMINA MENSUAL  FEBRERO 2014',5495.04,109);" calcext:value-type="string">
            <text:p>INSERT INTO scg_dt_cmp VALUES('0001','SCGCMP','SNOINTMEN020001','2014-02-28','---','-------------------------','6110800004700000001','SCGCMP','SNOINTMEN020001','D','PROVISION DE INTERESES DE PRESTACIONES SOCIALES NOMINA MENSUAL <text:s/>FEBRERO 2014',5495.04,10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3];&quot;000001&quot;)" office:value-type="string" office:string-value="6110800002702000001" calcext:value-type="string">
            <text:p>6110800002702000001</text:p>
          </table:table-cell>
          <table:table-cell office:value-type="string" calcext:value-type="string">
            <text:p>SCGCMP</text:p>
          </table:table-cell>
          <table:table-cell table:formula="of:=[.C113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702</text:p>
          </table:table-cell>
          <table:table-cell office:value-type="float" office:value="4224.8" calcext:value-type="float">
            <text:p>4224.80</text:p>
          </table:table-cell>
          <table:table-cell office:value-type="float" office:value="110" calcext:value-type="float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INTMEN020001','2014-02-28','---','-------------------------','6110800002702000001','SCGCMP','SNOINTMEN020001','D','PROVISION DE INTERESES DE PRESTACIONES SOCIALES NOMINA MENSUAL  FEBRERO 2014',4224.8,110);" calcext:value-type="string">
            <text:p>INSERT INTO scg_dt_cmp VALUES('0001','SCGCMP','SNOINTMEN020001','2014-02-28','---','-------------------------','6110800002702000001','SCGCMP','SNOINTMEN020001','D','PROVISION DE INTERESES DE PRESTACIONES SOCIALES NOMINA MENSUAL <text:s/>FEBRERO 2014',4224.8,1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4];&quot;000001&quot;)" office:value-type="string" office:string-value="6110800003002000001" calcext:value-type="string">
            <text:p>6110800003002000001</text:p>
          </table:table-cell>
          <table:table-cell office:value-type="string" calcext:value-type="string">
            <text:p>SCGCMP</text:p>
          </table:table-cell>
          <table:table-cell table:formula="of:=[.C114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002</text:p>
          </table:table-cell>
          <table:table-cell office:value-type="float" office:value="12352.67" calcext:value-type="float">
            <text:p>12352.67</text:p>
          </table:table-cell>
          <table:table-cell office:value-type="float" office:value="111" calcext:value-type="float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INTMEN020001','2014-02-28','---','-------------------------','6110800003002000001','SCGCMP','SNOINTMEN020001','D','PROVISION DE INTERESES DE PRESTACIONES SOCIALES NOMINA MENSUAL  FEBRERO 2014',12352.67,111);" calcext:value-type="string">
            <text:p>INSERT INTO scg_dt_cmp VALUES('0001','SCGCMP','SNOINTMEN020001','2014-02-28','---','-------------------------','6110800003002000001','SCGCMP','SNOINTMEN020001','D','PROVISION DE INTERESES DE PRESTACIONES SOCIALES NOMINA MENSUAL <text:s/>FEBRERO 2014',12352.67,1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5];&quot;000001&quot;)" office:value-type="string" office:string-value="6110800002700000001" calcext:value-type="string">
            <text:p>6110800002700000001</text:p>
          </table:table-cell>
          <table:table-cell office:value-type="string" calcext:value-type="string">
            <text:p>SCGCMP</text:p>
          </table:table-cell>
          <table:table-cell table:formula="of:=[.C115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700</text:p>
          </table:table-cell>
          <table:table-cell office:value-type="float" office:value="14881.08" calcext:value-type="float">
            <text:p>14881.08</text:p>
          </table:table-cell>
          <table:table-cell office:value-type="float" office:value="112" calcext:value-type="float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INTMEN020001','2014-02-28','---','-------------------------','6110800002700000001','SCGCMP','SNOINTMEN020001','D','PROVISION DE INTERESES DE PRESTACIONES SOCIALES NOMINA MENSUAL  FEBRERO 2014',14881.08,112);" calcext:value-type="string">
            <text:p>INSERT INTO scg_dt_cmp VALUES('0001','SCGCMP','SNOINTMEN020001','2014-02-28','---','-------------------------','6110800002700000001','SCGCMP','SNOINTMEN020001','D','PROVISION DE INTERESES DE PRESTACIONES SOCIALES NOMINA MENSUAL <text:s/>FEBRERO 2014',14881.08,1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6];&quot;000001&quot;)" office:value-type="string" office:string-value="6110800003900000001" calcext:value-type="string">
            <text:p>6110800003900000001</text:p>
          </table:table-cell>
          <table:table-cell office:value-type="string" calcext:value-type="string">
            <text:p>SCGCMP</text:p>
          </table:table-cell>
          <table:table-cell table:formula="of:=[.C116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900</text:p>
          </table:table-cell>
          <table:table-cell office:value-type="float" office:value="5436.65" calcext:value-type="float">
            <text:p>5436.65</text:p>
          </table:table-cell>
          <table:table-cell office:value-type="float" office:value="113" calcext:value-type="float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INTMEN020001','2014-02-28','---','-------------------------','6110800003900000001','SCGCMP','SNOINTMEN020001','D','PROVISION DE INTERESES DE PRESTACIONES SOCIALES NOMINA MENSUAL  FEBRERO 2014',5436.65,113);" calcext:value-type="string">
            <text:p>INSERT INTO scg_dt_cmp VALUES('0001','SCGCMP','SNOINTMEN020001','2014-02-28','---','-------------------------','6110800003900000001','SCGCMP','SNOINTMEN020001','D','PROVISION DE INTERESES DE PRESTACIONES SOCIALES NOMINA MENSUAL <text:s/>FEBRERO 2014',5436.65,1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7];&quot;000001&quot;)" office:value-type="string" office:string-value="6110800001302000001" calcext:value-type="string">
            <text:p>6110800001302000001</text:p>
          </table:table-cell>
          <table:table-cell office:value-type="string" calcext:value-type="string">
            <text:p>SCGCMP</text:p>
          </table:table-cell>
          <table:table-cell table:formula="of:=[.C117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1302</text:p>
          </table:table-cell>
          <table:table-cell office:value-type="float" office:value="2459.56" calcext:value-type="float">
            <text:p>2459.56</text:p>
          </table:table-cell>
          <table:table-cell office:value-type="float" office:value="114" calcext:value-type="float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INTMEN020001','2014-02-28','---','-------------------------','6110800001302000001','SCGCMP','SNOINTMEN020001','D','PROVISION DE INTERESES DE PRESTACIONES SOCIALES NOMINA MENSUAL  FEBRERO 2014',2459.56,114);" calcext:value-type="string">
            <text:p>INSERT INTO scg_dt_cmp VALUES('0001','SCGCMP','SNOINTMEN020001','2014-02-28','---','-------------------------','6110800001302000001','SCGCMP','SNOINTMEN020001','D','PROVISION DE INTERESES DE PRESTACIONES SOCIALES NOMINA MENSUAL <text:s/>FEBRERO 2014',2459.56,1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8];&quot;000001&quot;)" office:value-type="string" office:string-value="6110800003302000001" calcext:value-type="string">
            <text:p>6110800003302000001</text:p>
          </table:table-cell>
          <table:table-cell office:value-type="string" calcext:value-type="string">
            <text:p>SCGCMP</text:p>
          </table:table-cell>
          <table:table-cell table:formula="of:=[.C118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3956.28" calcext:value-type="float">
            <text:p>3956.28</text:p>
          </table:table-cell>
          <table:table-cell office:value-type="float" office:value="115" calcext:value-type="float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INTMEN020001','2014-02-28','---','-------------------------','6110800003302000001','SCGCMP','SNOINTMEN020001','D','PROVISION DE INTERESES DE PRESTACIONES SOCIALES NOMINA MENSUAL  FEBRERO 2014',3956.28,115);" calcext:value-type="string">
            <text:p>INSERT INTO scg_dt_cmp VALUES('0001','SCGCMP','SNOINTMEN020001','2014-02-28','---','-------------------------','6110800003302000001','SCGCMP','SNOINTMEN020001','D','PROVISION DE INTERESES DE PRESTACIONES SOCIALES NOMINA MENSUAL <text:s/>FEBRERO 2014',3956.28,1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9];&quot;000001&quot;)" office:value-type="string" office:string-value="6110800002900000001" calcext:value-type="string">
            <text:p>6110800002900000001</text:p>
          </table:table-cell>
          <table:table-cell office:value-type="string" calcext:value-type="string">
            <text:p>SCGCMP</text:p>
          </table:table-cell>
          <table:table-cell table:formula="of:=[.C119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13567.6358607189" calcext:value-type="float">
            <text:p>13567.64</text:p>
          </table:table-cell>
          <table:table-cell office:value-type="float" office:value="116" calcext:value-type="float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INTMEN020001','2014-02-28','---','-------------------------','6110800002900000001','SCGCMP','SNOINTMEN020001','D','PROVISION DE INTERESES DE PRESTACIONES SOCIALES NOMINA MENSUAL  FEBRERO 2014',13567.6358607189,116);" calcext:value-type="string">
            <text:p>INSERT INTO scg_dt_cmp VALUES('0001','SCGCMP','SNOINTMEN020001','2014-02-28','---','-------------------------','6110800002900000001','SCGCMP','SNOINTMEN020001','D','PROVISION DE INTERESES DE PRESTACIONES SOCIALES NOMINA MENSUAL <text:s/>FEBRERO 2014',13567.6358607189,1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0];&quot;000001&quot;)" office:value-type="string" office:string-value="6110800004508000001" calcext:value-type="string">
            <text:p>6110800004508000001</text:p>
          </table:table-cell>
          <table:table-cell office:value-type="string" calcext:value-type="string">
            <text:p>SCGCMP</text:p>
          </table:table-cell>
          <table:table-cell table:formula="of:=[.C120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11544.49" calcext:value-type="float">
            <text:p>11544.49</text:p>
          </table:table-cell>
          <table:table-cell office:value-type="float" office:value="117" calcext:value-type="float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INTMEN020001','2014-02-28','---','-------------------------','6110800004508000001','SCGCMP','SNOINTMEN020001','D','PROVISION DE INTERESES DE PRESTACIONES SOCIALES NOMINA MENSUAL  FEBRERO 2014',11544.49,117);" calcext:value-type="string">
            <text:p>INSERT INTO scg_dt_cmp VALUES('0001','SCGCMP','SNOINTMEN020001','2014-02-28','---','-------------------------','6110800004508000001','SCGCMP','SNOINTMEN020001','D','PROVISION DE INTERESES DE PRESTACIONES SOCIALES NOMINA MENSUAL <text:s/>FEBRERO 2014',11544.49,1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1];&quot;000001&quot;)" office:value-type="string" office:string-value="6110800002301000001" calcext:value-type="string">
            <text:p>6110800002301000001</text:p>
          </table:table-cell>
          <table:table-cell office:value-type="string" calcext:value-type="string">
            <text:p>SCGCMP</text:p>
          </table:table-cell>
          <table:table-cell table:formula="of:=[.C121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301</text:p>
          </table:table-cell>
          <table:table-cell office:value-type="float" office:value="29942.89" calcext:value-type="float">
            <text:p>29942.89</text:p>
          </table:table-cell>
          <table:table-cell office:value-type="float" office:value="118" calcext:value-type="float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INTMEN020001','2014-02-28','---','-------------------------','6110800002301000001','SCGCMP','SNOINTMEN020001','D','PROVISION DE INTERESES DE PRESTACIONES SOCIALES NOMINA MENSUAL  FEBRERO 2014',29942.89,118);" calcext:value-type="string">
            <text:p>INSERT INTO scg_dt_cmp VALUES('0001','SCGCMP','SNOINTMEN020001','2014-02-28','---','-------------------------','6110800002301000001','SCGCMP','SNOINTMEN020001','D','PROVISION DE INTERESES DE PRESTACIONES SOCIALES NOMINA MENSUAL <text:s/>FEBRERO 2014',29942.89,1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2];&quot;000001&quot;)" office:value-type="string" office:string-value="6110800002302000001" calcext:value-type="string">
            <text:p>6110800002302000001</text:p>
          </table:table-cell>
          <table:table-cell office:value-type="string" calcext:value-type="string">
            <text:p>SCGCMP</text:p>
          </table:table-cell>
          <table:table-cell table:formula="of:=[.C122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302</text:p>
          </table:table-cell>
          <table:table-cell office:value-type="float" office:value="8731.1" calcext:value-type="float">
            <text:p>8731.10</text:p>
          </table:table-cell>
          <table:table-cell office:value-type="float" office:value="119" calcext:value-type="float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INTMEN020001','2014-02-28','---','-------------------------','6110800002302000001','SCGCMP','SNOINTMEN020001','D','PROVISION DE INTERESES DE PRESTACIONES SOCIALES NOMINA MENSUAL  FEBRERO 2014',8731.1,119);" calcext:value-type="string">
            <text:p>INSERT INTO scg_dt_cmp VALUES('0001','SCGCMP','SNOINTMEN020001','2014-02-28','---','-------------------------','6110800002302000001','SCGCMP','SNOINTMEN020001','D','PROVISION DE INTERESES DE PRESTACIONES SOCIALES NOMINA MENSUAL <text:s/>FEBRERO 2014',8731.1,1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3];&quot;000001&quot;)" office:value-type="string" office:string-value="6110800002603000001" calcext:value-type="string">
            <text:p>6110800002603000001</text:p>
          </table:table-cell>
          <table:table-cell office:value-type="string" calcext:value-type="string">
            <text:p>SCGCMP</text:p>
          </table:table-cell>
          <table:table-cell table:formula="of:=[.C123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603</text:p>
          </table:table-cell>
          <table:table-cell office:value-type="float" office:value="6720.31" calcext:value-type="float">
            <text:p>6720.31</text:p>
          </table:table-cell>
          <table:table-cell office:value-type="float" office:value="120" calcext:value-type="float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INTMEN020001','2014-02-28','---','-------------------------','6110800002603000001','SCGCMP','SNOINTMEN020001','D','PROVISION DE INTERESES DE PRESTACIONES SOCIALES NOMINA MENSUAL  FEBRERO 2014',6720.31,120);" calcext:value-type="string">
            <text:p>INSERT INTO scg_dt_cmp VALUES('0001','SCGCMP','SNOINTMEN020001','2014-02-28','---','-------------------------','6110800002603000001','SCGCMP','SNOINTMEN020001','D','PROVISION DE INTERESES DE PRESTACIONES SOCIALES NOMINA MENSUAL <text:s/>FEBRERO 2014',6720.31,1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4];&quot;000001&quot;)" office:value-type="string" office:string-value="6110800002803000001" calcext:value-type="string">
            <text:p>6110800002803000001</text:p>
          </table:table-cell>
          <table:table-cell office:value-type="string" calcext:value-type="string">
            <text:p>SCGCMP</text:p>
          </table:table-cell>
          <table:table-cell table:formula="of:=[.C124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803</text:p>
          </table:table-cell>
          <table:table-cell office:value-type="float" office:value="5625.06" calcext:value-type="float">
            <text:p>5625.06</text:p>
          </table:table-cell>
          <table:table-cell office:value-type="float" office:value="121" calcext:value-type="float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INTMEN020001','2014-02-28','---','-------------------------','6110800002803000001','SCGCMP','SNOINTMEN020001','D','PROVISION DE INTERESES DE PRESTACIONES SOCIALES NOMINA MENSUAL  FEBRERO 2014',5625.06,121);" calcext:value-type="string">
            <text:p>INSERT INTO scg_dt_cmp VALUES('0001','SCGCMP','SNOINTMEN020001','2014-02-28','---','-------------------------','6110800002803000001','SCGCMP','SNOINTMEN020001','D','PROVISION DE INTERESES DE PRESTACIONES SOCIALES NOMINA MENSUAL <text:s/>FEBRERO 2014',5625.06,1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5];&quot;000001&quot;)" office:value-type="string" office:string-value="6110800002202000001" calcext:value-type="string">
            <text:p>6110800002202000001</text:p>
          </table:table-cell>
          <table:table-cell office:value-type="string" calcext:value-type="string">
            <text:p>SCGCMP</text:p>
          </table:table-cell>
          <table:table-cell table:formula="of:=[.C125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202</text:p>
          </table:table-cell>
          <table:table-cell office:value-type="float" office:value="3703.11" calcext:value-type="float">
            <text:p>3703.11</text:p>
          </table:table-cell>
          <table:table-cell office:value-type="float" office:value="122" calcext:value-type="float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INTMEN020001','2014-02-28','---','-------------------------','6110800002202000001','SCGCMP','SNOINTMEN020001','D','PROVISION DE INTERESES DE PRESTACIONES SOCIALES NOMINA MENSUAL  FEBRERO 2014',3703.11,122);" calcext:value-type="string">
            <text:p>INSERT INTO scg_dt_cmp VALUES('0001','SCGCMP','SNOINTMEN020001','2014-02-28','---','-------------------------','6110800002202000001','SCGCMP','SNOINTMEN020001','D','PROVISION DE INTERESES DE PRESTACIONES SOCIALES NOMINA MENSUAL <text:s/>FEBRERO 2014',3703.11,1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6];&quot;000001&quot;)" office:value-type="string" office:string-value="6110800004101000001" calcext:value-type="string">
            <text:p>6110800004101000001</text:p>
          </table:table-cell>
          <table:table-cell office:value-type="string" calcext:value-type="string">
            <text:p>SCGCMP</text:p>
          </table:table-cell>
          <table:table-cell table:formula="of:=[.C126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4000.96" calcext:value-type="float">
            <text:p>4000.96</text:p>
          </table:table-cell>
          <table:table-cell office:value-type="float" office:value="123" calcext:value-type="float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INTMEN020001','2014-02-28','---','-------------------------','6110800004101000001','SCGCMP','SNOINTMEN020001','D','PROVISION DE INTERESES DE PRESTACIONES SOCIALES NOMINA MENSUAL  FEBRERO 2014',4000.96,123);" calcext:value-type="string">
            <text:p>INSERT INTO scg_dt_cmp VALUES('0001','SCGCMP','SNOINTMEN020001','2014-02-28','---','-------------------------','6110800004101000001','SCGCMP','SNOINTMEN020001','D','PROVISION DE INTERESES DE PRESTACIONES SOCIALES NOMINA MENSUAL <text:s/>FEBRERO 2014',4000.96,1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7];&quot;000001&quot;)" office:value-type="string" office:string-value="6110800002703000001" calcext:value-type="string">
            <text:p>6110800002703000001</text:p>
          </table:table-cell>
          <table:table-cell office:value-type="string" calcext:value-type="string">
            <text:p>SCGCMP</text:p>
          </table:table-cell>
          <table:table-cell table:formula="of:=[.C127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703</text:p>
          </table:table-cell>
          <table:table-cell office:value-type="float" office:value="655.55" calcext:value-type="float">
            <text:p>655.55</text:p>
          </table:table-cell>
          <table:table-cell office:value-type="float" office:value="124" calcext:value-type="float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INTMEN020001','2014-02-28','---','-------------------------','6110800002703000001','SCGCMP','SNOINTMEN020001','D','PROVISION DE INTERESES DE PRESTACIONES SOCIALES NOMINA MENSUAL  FEBRERO 2014',655.55,124);" calcext:value-type="string">
            <text:p>INSERT INTO scg_dt_cmp VALUES('0001','SCGCMP','SNOINTMEN020001','2014-02-28','---','-------------------------','6110800002703000001','SCGCMP','SNOINTMEN020001','D','PROVISION DE INTERESES DE PRESTACIONES SOCIALES NOMINA MENSUAL <text:s/>FEBRERO 2014',655.55,1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8];&quot;000001&quot;)" office:value-type="string" office:string-value="6110800002201000001" calcext:value-type="string">
            <text:p>6110800002201000001</text:p>
          </table:table-cell>
          <table:table-cell office:value-type="string" calcext:value-type="string">
            <text:p>SCGCMP</text:p>
          </table:table-cell>
          <table:table-cell table:formula="of:=[.C128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201</text:p>
          </table:table-cell>
          <table:table-cell office:value-type="float" office:value="1905.32" calcext:value-type="float">
            <text:p>1905.32</text:p>
          </table:table-cell>
          <table:table-cell office:value-type="float" office:value="125" calcext:value-type="float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INTMEN020001','2014-02-28','---','-------------------------','6110800002201000001','SCGCMP','SNOINTMEN020001','D','PROVISION DE INTERESES DE PRESTACIONES SOCIALES NOMINA MENSUAL  FEBRERO 2014',1905.32,125);" calcext:value-type="string">
            <text:p>INSERT INTO scg_dt_cmp VALUES('0001','SCGCMP','SNOINTMEN020001','2014-02-28','---','-------------------------','6110800002201000001','SCGCMP','SNOINTMEN020001','D','PROVISION DE INTERESES DE PRESTACIONES SOCIALES NOMINA MENSUAL <text:s/>FEBRERO 2014',1905.32,1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9];&quot;000001&quot;)" office:value-type="string" office:string-value="6110800002403000001" calcext:value-type="string">
            <text:p>6110800002403000001</text:p>
          </table:table-cell>
          <table:table-cell office:value-type="string" calcext:value-type="string">
            <text:p>SCGCMP</text:p>
          </table:table-cell>
          <table:table-cell table:formula="of:=[.C129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2403</text:p>
          </table:table-cell>
          <table:table-cell office:value-type="float" office:value="50861.05" calcext:value-type="float">
            <text:p>50861.05</text:p>
          </table:table-cell>
          <table:table-cell office:value-type="float" office:value="126" calcext:value-type="float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INTMEN020001','2014-02-28','---','-------------------------','6110800002403000001','SCGCMP','SNOINTMEN020001','D','PROVISION DE INTERESES DE PRESTACIONES SOCIALES NOMINA MENSUAL  FEBRERO 2014',50861.05,126);" calcext:value-type="string">
            <text:p>INSERT INTO scg_dt_cmp VALUES('0001','SCGCMP','SNOINTMEN020001','2014-02-28','---','-------------------------','6110800002403000001','SCGCMP','SNOINTMEN020001','D','PROVISION DE INTERESES DE PRESTACIONES SOCIALES NOMINA MENSUAL <text:s/>FEBRERO 2014',50861.05,1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0];&quot;000001&quot;)" office:value-type="string" office:string-value="6110800003303000001" calcext:value-type="string">
            <text:p>6110800003303000001</text:p>
          </table:table-cell>
          <table:table-cell office:value-type="string" calcext:value-type="string">
            <text:p>SCGCMP</text:p>
          </table:table-cell>
          <table:table-cell table:formula="of:=[.C130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14709.63" calcext:value-type="float">
            <text:p>14709.63</text:p>
          </table:table-cell>
          <table:table-cell office:value-type="float" office:value="127" calcext:value-type="float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INTMEN020001','2014-02-28','---','-------------------------','6110800003303000001','SCGCMP','SNOINTMEN020001','D','PROVISION DE INTERESES DE PRESTACIONES SOCIALES NOMINA MENSUAL  FEBRERO 2014',14709.63,127);" calcext:value-type="string">
            <text:p>INSERT INTO scg_dt_cmp VALUES('0001','SCGCMP','SNOINTMEN020001','2014-02-28','---','-------------------------','6110800003303000001','SCGCMP','SNOINTMEN020001','D','PROVISION DE INTERESES DE PRESTACIONES SOCIALES NOMINA MENSUAL <text:s/>FEBRERO 2014',14709.63,1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1];&quot;000001&quot;)" office:value-type="string" office:string-value="6110800001303000001" calcext:value-type="string">
            <text:p>6110800001303000001</text:p>
          </table:table-cell>
          <table:table-cell office:value-type="string" calcext:value-type="string">
            <text:p>SCGCMP</text:p>
          </table:table-cell>
          <table:table-cell table:formula="of:=[.C131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1303</text:p>
          </table:table-cell>
          <table:table-cell office:value-type="float" office:value="10011.68" calcext:value-type="float">
            <text:p>10011.68</text:p>
          </table:table-cell>
          <table:table-cell office:value-type="float" office:value="128" calcext:value-type="float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INTMEN020001','2014-02-28','---','-------------------------','6110800001303000001','SCGCMP','SNOINTMEN020001','D','PROVISION DE INTERESES DE PRESTACIONES SOCIALES NOMINA MENSUAL  FEBRERO 2014',10011.68,128);" calcext:value-type="string">
            <text:p>INSERT INTO scg_dt_cmp VALUES('0001','SCGCMP','SNOINTMEN020001','2014-02-28','---','-------------------------','6110800001303000001','SCGCMP','SNOINTMEN020001','D','PROVISION DE INTERESES DE PRESTACIONES SOCIALES NOMINA MENSUAL <text:s/>FEBRERO 2014',10011.68,1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20001</text:p>
          </table:table-cell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2];&quot;000001&quot;)" office:value-type="string" office:string-value="6110800001201000001" calcext:value-type="string">
            <text:p>6110800001201000001</text:p>
          </table:table-cell>
          <table:table-cell office:value-type="string" calcext:value-type="string">
            <text:p>SCGCMP</text:p>
          </table:table-cell>
          <table:table-cell table:formula="of:=[.C132]" office:value-type="string" office:string-value="SNOINTMEN020001" calcext:value-type="string">
            <text:p>SNOINTMEN02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FEBRERO 2014</text:p>
          </table:table-cell>
          <table:table-cell table:style-name="ce3" office:value-type="string" calcext:value-type="string">
            <text:p>1201</text:p>
          </table:table-cell>
          <table:table-cell office:value-type="float" office:value="4619.47" calcext:value-type="float">
            <text:p>4619.47</text:p>
          </table:table-cell>
          <table:table-cell office:value-type="float" office:value="129" calcext:value-type="float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INTMEN020001','2014-02-28','---','-------------------------','6110800001201000001','SCGCMP','SNOINTMEN020001','D','PROVISION DE INTERESES DE PRESTACIONES SOCIALES NOMINA MENSUAL  FEBRERO 2014',4619.47,129);" calcext:value-type="string">
            <text:p>INSERT INTO scg_dt_cmp VALUES('0001','SCGCMP','SNOINTMEN020001','2014-02-28','---','-------------------------','6110800001201000001','SCGCMP','SNOINTMEN020001','D','PROVISION DE INTERESES DE PRESTACIONES SOCIALES NOMINA MENSUAL <text:s/>FEBRERO 2014',4619.47,129);</text:p>
          </table:table-cell>
        </table:table-row>
        <table:table-row table:style-name="ro1" table:number-rows-repeated="10484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string" office:string-value="SNOINTMEN020001" calcext:value-type="string">
            <text:p>SNOINTMEN020001</text:p>
          </table:table-cell>
          <table:table-cell table:formula="of:=[Hoja1.D3]" office:value-type="string" office:string-value="2014-02-28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K3]" office:value-type="string" office:string-value="PROVISION DE INTERESES DE PRESTACIONES SOCIALES NOMINA MENSUAL  FEBRERO 2014" calcext:value-type="string">
            <text:p>PROVISION DE INTERESES DE PRESTACIONES SOCIALES NOMINA MENSUAL <text:s/>FEBRER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6" table:formula="of:=[Hoja1.M3]" office:value-type="float" office:value="1229018.29972019" calcext:value-type="float">
            <text:p>1,229,018.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INTMEN020001','2014-02-28','---','-------------------------','PROVISION DE INTERESES DE PRESTACIONES SOCIALES NOMINA MENSUAL  FEBRERO 2014',1,'-','----------','----------',1229018.29972019,0,0,0,'--','SIGESP');" calcext:value-type="string">
            <text:p>INSERT INTO sigesp_cmp VALUES('0001','SCGCMP','SNOINTMEN020001','2014-02-28','---','-------------------------','PROVISION DE INTERESES DE PRESTACIONES SOCIALES NOMINA MENSUAL <text:s/>FEBRERO 2014',1,'-','----------','----------',1229018.29972019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15:05:02.5656583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2T15:05:18.360282216</dc:date>
    <dc:creator>Juan Plablo</dc:creator>
    <meta:editing-duration>PT2H19M59S</meta:editing-duration>
    <meta:editing-cycles>23</meta:editing-cycles>
    <meta:generator>LibreOffice/4.1.4.2$Linux_X86_64 LibreOffice_project/410m0$Build-2</meta:generator>
    <meta:document-statistic meta:table-count="2" meta:cell-count="2003" meta:object-count="0"/>
  </office:meta>
</office:document-meta>
</file>